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6pt"/>
    </style:style>
    <style:style style:name="co2" style:family="table-column">
      <style:table-column-properties fo:break-before="auto" style:column-width="38.24pt"/>
    </style:style>
    <style:style style:name="co3" style:family="table-column">
      <style:table-column-properties fo:break-before="auto" style:column-width="68.34pt"/>
    </style:style>
    <style:style style:name="co4" style:family="table-column">
      <style:table-column-properties fo:break-before="auto" style:column-width="66.56pt"/>
    </style:style>
    <style:style style:name="co5" style:family="table-column">
      <style:table-column-properties fo:break-before="auto" style:column-width="61.06pt"/>
    </style:style>
    <style:style style:name="co6" style:family="table-column">
      <style:table-column-properties fo:break-before="auto" style:column-width="80.11pt"/>
    </style:style>
    <style:style style:name="co7" style:family="table-column">
      <style:table-column-properties fo:break-before="auto" style:column-width="283.61pt"/>
    </style:style>
    <style:style style:name="co8" style:family="table-column">
      <style:table-column-properties fo:break-before="auto" style:column-width="87.51pt"/>
    </style:style>
    <style:style style:name="co9" style:family="table-column">
      <style:table-column-properties fo:break-before="auto" style:column-width="37.36pt"/>
    </style:style>
    <style:style style:name="co10" style:family="table-column">
      <style:table-column-properties fo:break-before="auto" style:column-width="139.44pt"/>
    </style:style>
    <style:style style:name="co11" style:family="table-column">
      <style:table-column-properties fo:break-before="auto" style:column-width="125.74pt"/>
    </style:style>
    <style:style style:name="co12" style:family="table-column">
      <style:table-column-properties fo:break-before="auto" style:column-width="123.96pt"/>
    </style:style>
    <style:style style:name="co13" style:family="table-column">
      <style:table-column-properties fo:break-before="auto" style:column-width="107.55pt"/>
    </style:style>
    <style:style style:name="co14" style:family="table-column">
      <style:table-column-properties fo:break-before="auto" style:column-width="115.74pt"/>
    </style:style>
    <style:style style:name="co15" style:family="table-column">
      <style:table-column-properties fo:break-before="auto" style:column-width="92.04pt"/>
    </style:style>
    <style:style style:name="co16" style:family="table-column">
      <style:table-column-properties fo:break-before="auto" style:column-width="114.86pt"/>
    </style:style>
    <style:style style:name="co17" style:family="table-column">
      <style:table-column-properties fo:break-before="auto" style:column-width="110.24pt"/>
    </style:style>
    <style:style style:name="co18" style:family="table-column">
      <style:table-column-properties fo:break-before="auto" style:column-width="61.94pt"/>
    </style:style>
    <style:style style:name="co19" style:family="table-column">
      <style:table-column-properties fo:break-before="auto" style:column-width="75.66pt"/>
    </style:style>
    <style:style style:name="co20" style:family="table-column">
      <style:table-column-properties fo:break-before="auto" style:column-width="76.56pt"/>
    </style:style>
    <style:style style:name="co21" style:family="table-column">
      <style:table-column-properties fo:break-before="auto" style:column-width="111.2pt"/>
    </style:style>
    <style:style style:name="co22" style:family="table-column">
      <style:table-column-properties fo:break-before="auto" style:column-width="136.69pt"/>
    </style:style>
    <style:style style:name="co23" style:family="table-column">
      <style:table-column-properties fo:break-before="auto" style:column-width="1707.9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PageStyle_5f_Program_20_DB">
      <style:table-properties table:display="true" style:writing-mode="lr-tb"/>
    </style:style>
    <number:time-style style:name="N41">
      <number:hours number:style="long"/>
      <number:text>:</number:text>
      <number:minutes number:style="long"/>
      <number:text>:</number:text>
      <number:seconds number:style="long"/>
    </number:time-style>
    <number:time-style style:name="N10041" number:language="en" number:country="US">
      <number:hours number:style="long"/>
      <number:text>:</number:text>
      <number:minutes number:style="long"/>
      <number:text>:</number:text>
      <number:seconds number:style="long"/>
    </number:time-style>
    <style:style style:name="ce1" style:family="table-cell" style:parent-style-name="Default" style:data-style-name="N41"/>
    <style:style style:name="ce2" style:family="table-cell" style:parent-style-name="Default" style:data-style-name="N10041">
      <style:table-cell-properties style:cell-protect="protected" style:print-content="true" style:diagonal-bl-tr="none" style:diagonal-tl-br="none" style:text-align-source="fix" style:repeat-content="false" fo:background-color="transparent" fo:wrap-option="no-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event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ce3"/>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number-columns-repeated="4" table:default-cell-style-name="Default"/>
        <table:table-column table:style-name="co5" table:number-columns-repeated="994" table:default-cell-style-name="Default"/>
        <table:table-row table:style-name="ro1">
          <table:table-cell office:value-type="string" calcext:value-type="string">
            <text:p>Day</text:p>
          </table:table-cell>
          <table:table-cell office:value-type="string" calcext:value-type="string">
            <text:p>Dnbr</text:p>
          </table:table-cell>
          <table:table-cell office:value-type="string" calcext:value-type="string">
            <text:p>Trip</text:p>
          </table:table-cell>
          <table:table-cell office:value-type="string" calcext:value-type="string">
            <text:p>TripStatus</text:p>
          </table:table-cell>
          <table:table-cell table:style-name="ce1" office:value-type="string" calcext:value-type="string">
            <text:p>StartTime</text:p>
          </table:table-cell>
          <table:table-cell table:style-name="ce1" office:value-type="string" calcext:value-type="string">
            <text:p>EndTime</text:p>
          </table:table-cell>
          <table:table-cell office:value-type="string" calcext:value-type="string">
            <text:p>Type</text:p>
          </table:table-cell>
          <table:table-cell office:value-type="string" calcext:value-type="string">
            <text:p>Event</text:p>
          </table:table-cell>
          <table:table-cell office:value-type="string" calcext:value-type="string">
            <text:p>TypeOfEvent</text:p>
          </table:table-cell>
          <table:table-cell office:value-type="string" calcext:value-type="string">
            <text:p>Level</text:p>
          </table:table-cell>
          <table:table-cell office:value-type="string" calcext:value-type="string">
            <text:p>Site</text:p>
          </table:table-cell>
          <table:table-cell office:value-type="string" calcext:value-type="string">
            <text:p>SiteCode</text:p>
          </table:table-cell>
          <table:table-cell office:value-type="string" calcext:value-type="string">
            <text:p>SiteRoom</text:p>
          </table:table-cell>
          <table:table-cell office:value-type="string" calcext:value-type="string">
            <text:p>Leader1</text:p>
          </table:table-cell>
          <table:table-cell office:value-type="string" calcext:value-type="string">
            <text:p>Leader2</text:p>
          </table:table-cell>
          <table:table-cell office:value-type="string" calcext:value-type="string">
            <text:p>Leader3</text:p>
          </table:table-cell>
          <table:table-cell office:value-type="string" calcext:value-type="string">
            <text:p>Leader4</text:p>
          </table:table-cell>
          <table:table-cell office:value-type="string" calcext:value-type="string">
            <text:p>FEE</text:p>
          </table:table-cell>
          <table:table-cell office:value-type="string" calcext:value-type="string">
            <text:p>TransportNeeded</text:p>
          </table:table-cell>
          <table:table-cell office:value-type="string" calcext:value-type="string">
            <text:p>Transportation</text:p>
          </table:table-cell>
          <table:table-cell office:value-type="string" calcext:value-type="string">
            <text:p>FeeRequired</text:p>
          </table:table-cell>
          <table:table-cell office:value-type="string" calcext:value-type="string">
            <text:p>MaxAttendees</text:p>
          </table:table-cell>
          <table:table-cell office:value-type="string" calcext:value-type="string">
            <text:p>MultiEvent</text:p>
          </table:table-cell>
          <table:table-cell office:value-type="string" calcext:value-type="string">
            <text:p>MultiEventCode</text:p>
          </table:table-cell>
          <table:table-cell office:value-type="string" calcext:value-type="string">
            <text:p>SecondaryStatus</text:p>
          </table:table-cell>
          <table:table-cell office:value-type="string" calcext:value-type="string">
            <text:p>Program</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1</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Casual Little 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aggie Smith</text:p>
          </table:table-cell>
          <table:table-cell office:value-type="string" calcext:value-type="string">
            <text:p>Herb Elliott</text:p>
          </table:table-cell>
          <table:table-cell table:number-columns-repeated="2"/>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CLBD1</text:p>
          </table:table-cell>
          <table:table-cell office:value-type="string" calcext:value-type="string">
            <text:p>SOLID</text:p>
          </table:table-cell>
          <table:table-cell office:value-type="string" calcext:value-type="string">
            <text:p>Join Maggie Smith and Herb Elliott for a tour of many local birding hot spots. <text:s/>Expect nearly 100 species, including specialties and rarities, with time to discuss the birds and savor them a bit. <text:s/>Travel with leader in van. <text:s/>Bring lunch. <text:s/>Easy but many in/out of van stops. <text:s/>Same as event #083.</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2</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n Melcer</text:p>
          </table:table-cell>
          <table:table-cell office:value-type="string" calcext:value-type="string">
            <text:p>Karl Frank</text:p>
          </table:table-cell>
          <table:table-cell table:number-columns-repeated="2"/>
          <table:table-cell office:value-type="float" office:value="70" calcext:value-type="float">
            <text:p>7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BD1</text:p>
          </table:table-cell>
          <table:table-cell office:value-type="string" calcext:value-type="string">
            <text:p>SOLID</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044.</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3</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Hiking Half Day in Morro Bay State Park</text:p>
          </table:table-cell>
          <table:table-cell office:value-type="string" calcext:value-type="string">
            <text:p>Birding</text:p>
          </table:table-cell>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walking tour of the area around the Morro Bay Museum. <text:s/>Walk about 2.5 miles with Mike Stiles and cover a variety of habitats. <text:s/>You'll view shorebirds around the marina and the edges of Morro Bay and scope waterfowl on the bay. <text:s/>You will visit the Morro Bay State Park Campground, the golf course, and the Heron Rookery. <text:s/>Walking will be slow-paced with many stops on mostly level terrain. <text:s/>Expect good numbers of our local specialties. <text:s/>Meet at the State Park Marina near the Bayside Cafe. <text:s/>Bring a day pack, snacks and water; wear layered clothing and comfortable walking shoes.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4</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di Isaac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Yes</text:p>
          </table:table-cell>
          <table:table-cell office:value-type="string" calcext:value-type="string">
            <text:p>BBMB1</text:p>
          </table:table-cell>
          <table:table-cell office:value-type="string" calcext:value-type="string">
            <text:p>SOLID</text:p>
          </table:table-cell>
          <table:table-cell office:value-type="string" calcext:value-type="string">
            <text:p>Observe mist-netted passerines in Morro Bay State Park with Jodi Isaacs, Environmental Scientist for California State Parks. <text:s text:c="2"/>Discuss identification, analysis and bird-banding data collection techniques. <text:s/>Probable species captured include sparrows (maybe a “large-billed” Savannah Sparrow) and Yellow-rumped Warblers. <text:s/>Rain cancels. <text:s/>&lt;5 miles round trip by personal vehicle. <text:s/>Easy. <text:s/>Same as event #040.</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5</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ren Clarke</text:p>
          </table:table-cell>
          <table:table-cell office:value-type="string" calcext:value-type="string">
            <text:p>Gale Kordowski</text:p>
          </table:table-cell>
          <table:table-cell table:number-columns-repeated="2"/>
          <table:table-cell office:value-type="float" office:value="18" calcext:value-type="float">
            <text:p>18</text:p>
          </table:table-cell>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Yes</text:p>
          </table:table-cell>
          <table:table-cell office:value-type="string" calcext:value-type="string">
            <text:p>ENCB1</text:p>
          </table:table-cell>
          <table:table-cell office:value-type="string" calcext:value-type="string">
            <text:p>SOLID</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046.</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7</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Harmony Headland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leader Steve Griffith for a 3-4 mile beginner-to-intermediate walk from Highway 1 west to the exposed rocky coastline north of Point Estero. <text:s/>Habitat ranges from grasslands to freshwater pond/wetland to rocky shoreline. <text:s/>Expect waterfowl, herons, egrets, raptors, shorebirds, gulls, and sparrows. <text:s/>Rain cancels. <text:s/>24 miles round trip by personal vehicle.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6</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VMH1</text:p>
          </table:table-cell>
          <table:table-cell office:value-type="string" calcext:value-type="string">
            <text:p>SOLID</text:p>
          </table:table-cell>
          <table:table-cell office:value-type="string" calcext:value-type="string">
            <text:p>Observe the different birds found at San Simeon State Park by the creek, wetlands, shoreline, chaparral, and pine forest habitats with State Parks Docents Phil and Carole Adams. <text:s/>Expect a variety of land birds including Pygmy Nuthatches. <text:s/>50 miles round trip by personal vehicle. <text:s/>Moderate. <text:s/>Same as event #125.</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8</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Oso Flaco Lake-Oceano Area</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aul Keller</text:p>
          </table:table-cell>
          <table:table-cell table:number-columns-repeated="3"/>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Paul Keller. <text:s/>Enjoy close views of waterfowl, and occasional bitterns and rails, from the boardwalk over the lake and marsh. <text:s/>Bird two prime willow habitats for wintering warblers. <text:s/>Includes 2-3 miles of slow walking. <text:s/>Travel with leader in van. <text:s/>Bring lunch.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09</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ontaña de Oro for Beginner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laudia Freitas</text:p>
          </table:table-cell>
          <table:table-cell office:value-type="string" calcext:value-type="string">
            <text:p>Bob Revel</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Claudia Freitas and Bob Revel, State Parks Docents, in a rugged coastal park with spectacular shorelines and canyons. <text:s/>Take a gentle walk through a variety of habitats including coastal scrublands and pine-studded campgrounds. <text:s/>Follow Islay Creek to its outlet to the sea observing possible passerines, raptors and shorebirds. <text:s/>Includes 1-2 miles of easy walking. <text:s/>20 miles round-trip by personal vehicle. <text:s/>Eas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0</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text:p>
          </table:table-cell>
          <table:table-cell office:value-type="string" calcext:value-type="string">
            <text:p>B,W</text:p>
          </table:table-cell>
          <table:table-cell office:value-type="string" calcext:value-type="string">
            <text:p>Buellton</text:p>
          </table:table-cell>
          <table:table-cell office:value-type="string" calcext:value-type="string">
            <text:p>BU</text:p>
          </table:table-cell>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LCR1</text:p>
          </table:table-cell>
          <table:table-cell office:value-type="string" calcext:value-type="string">
            <text:p>SOLID</text:p>
          </table:table-cell>
          <table:table-cell office:value-type="string" calcext:value-type="string">
            <text:p>Designed for those driving to the Festival from the south. <text:s/>Meet at Albertson’s parking lot in Buellton, CA (Hwy 246 east exit from 101). <text:s/>This is 75 miles south of Morro Bay! <text:s/>Leader will have list of registered participants; you may check in at the Festival after this event. <text:s/>Meet Cher Hollingworth (cell 805-588-0252) in Buellton and travel by personal vehicle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Easy. <text:s/>Same as event #133.</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1</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Santa Margarita Lake 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an Surbey</text:p>
          </table:table-cell>
          <table:table-cell office:value-type="string" calcext:value-type="string">
            <text:p>Chuck Woodar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Park Ranger Chuck Woodard and Jan Surbey for an all-day birding extravaganza! <text:s/>A walk along the lakeshore searching for waterfowl and oak woodland species in the morning will be followed by a walk along the Salinas River before it flows into the lake. <text:s/>Bring snacks, water, and a picnic lunch. <text:s/>Up to 4 miles of walking. <text:s/>Suitable for all experience levels. 70-90 miles round trip by personal vehicle.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2</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hotographic Hot Spots With Birds</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ring a camera (a point-and-shoot with telephoto capabilities, or a DSLR with 300-mm-plus capability), and a tripod if possible, along with binoculars (spotting scope optional) to photograph and observe local scenic hot spots for birds. <text:s/>You'll travel with Jerry Kirkhart and Don Quintana, who will offer tips on capturing images of birds. <text:s/>You'll visit some uniquely beautiful locations around the bay, then end at Sweet Springs Nature Preserve. <text:s/>Photo opportunities abound. <text:s/>See Jerry's photography at www.flickr.com/photos/jkirkhart35 (birds set or birds in flight set) and Don’s at www.donaldquintana.com and www.flickr.com/photos/donaldquintana/. <text:s/>Travel by personal vehicle. <text:s/>Eas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3</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ay Shore to Salt Marsh Walk</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uvaishyana</text:p>
          </table:table-cell>
          <table:table-cell office:value-type="string" calcext:value-type="string">
            <text:p>Randy Bello</text:p>
          </table:table-cell>
          <table:table-cell office:value-type="string" calcext:value-type="string">
            <text:p>Louise Bello</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ravel by personal vehicle from the Community Center to Bayshore Bluffs Park, a small city park. <text:s/>From there walk past the Inn at Morro Bay, the Heron Rookery, a mudflat shore, the Museum, and into the salt marsh. <text:s/>Walking along the edge of the bay, you will pass a variety of habitats for viewing many different species of birds: expect a few dozen. <text:s/>For those who wish, you have the option of an informal no-host post-walk lunch at the Bayside Café. <text:s/>Leaders: Rouvaishyana, Museum of Natural History Manager; Randy Bello, State Parks Docent; and Louise Bello, State Parks Volunteer. <text:s/>Moderate pace; distance about 4 miles round trip. <text:s/>Walk back to cars at your own pace afterward.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00M00S" calcext:value-type="time">
            <text:p>11:00:00</text:p>
          </table:table-cell>
          <table:table-cell office:value-type="string" calcext:value-type="string">
            <text:p>Presentation</text:p>
          </table:table-cell>
          <table:table-cell office:value-type="string" calcext:value-type="string">
            <text:p>Basics of Bird ID</text:p>
          </table:table-cell>
          <table:table-cell office:value-type="string" calcext:value-type="string">
            <text:p>Birding</text:p>
          </table:table-cell>
          <table:table-cell office:value-type="string" calcext:value-type="string">
            <text:p>B,W,Y</text:p>
          </table:table-cell>
          <table:table-cell office:value-type="string" calcext:value-type="string">
            <text:p>St. Timothy's</text:p>
          </table:table-cell>
          <table:table-cell table:number-columns-repeated="2"/>
          <table:table-cell office:value-type="string" calcext:value-type="string">
            <text:p>Bill Bout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Yes</text:p>
          </table:table-cell>
          <table:table-cell office:value-type="string" calcext:value-type="string">
            <text:p>BOBID1</text:p>
          </table:table-cell>
          <table:table-cell office:value-type="string" calcext:value-type="string">
            <text:p>SOLID</text:p>
          </table:table-cell>
          <table:table-cell office:value-type="string" calcext:value-type="string">
            <text:p>Join experienced birder Bill Bouton for this entertaining and informative workshop for new birders. <text:s/>Using many projected images, Bill will share aspects of bird observation, for the purpose of determining identification that you may not find in field guides. <text:s/>He will also give you tips on choosing binoculars, field guides and other equipment. <text:s/>This workshop is a prerequisite before participation in an afternoon field experience, event #026, for which you must register separatel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5</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ay Carroll</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MBS1</text:p>
          </table:table-cell>
          <table:table-cell office:value-type="string" calcext:value-type="string">
            <text:p>SOLID</text:p>
          </table:table-cell>
          <table:table-cell office:value-type="string" calcext:value-type="string">
            <text:p>Join leader Jay Carroll for a flat 2-3 mile walk birding the diverse shoreline habitats of the Back Bay, including Sweet Springs Nature Preserve, Cuesta Inlet and Pecho Willows. <text:s/>Expect a variety of shorebirds, waterfowl, raptors and passerines. 12 miles round trip by personal vehicle. <text:s/>Moderate. <text:s/>Same as event #106.</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text:p>
          </table:table-cell>
          <table:table-cell office:value-type="string" calcext:value-type="string">
            <text:p>B</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1</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Same as events #065 &amp; #108.</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Around Morro B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arlin Harms</text:p>
          </table:table-cell>
          <table:table-cell office:value-type="string" calcext:value-type="string">
            <text:p>Dennis Sherid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Marlin Harms and Dennis Sheridan to visit the best birding spots around the estuary, including Morro Rock, the bay, the marina, and more. <text:s/>Look for shorebirds, water birds, and land birds. 15 miles round trip by personal vehicle. <text:s/>Moderat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8</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6" calcext:value-type="float">
            <text:p>6</text:p>
          </table:table-cell>
          <table:table-cell office:value-type="string" calcext:value-type="string">
            <text:p>Yes</text:p>
          </table:table-cell>
          <table:table-cell office:value-type="string" calcext:value-type="string">
            <text:p>K1</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066, #110 &amp; #129.</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19</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View Morro Bay Estuary from Black Hill</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Lexi Bell</text:p>
          </table:table-cell>
          <table:table-cell office:value-type="string" calcext:value-type="string">
            <text:p>Rachel P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Hike to the top of Black Hill with Morro Bay National Estuary Program Assistant Director Lexie Bell and Communication and Outreach Coordinator Rachel Pass for a remarkable view of the bay and watershed. <text:s/>Learn about the history and ecology of the Morro Bay estuary, as well as important conservation actions taking place to protect this special resource. <text:s/>The Morro Bay estuary is one of only 28 National Estuaries and is an Audubon Important Bird Area. <text:s/>The trail is steep in places but less than ½ mile in length. <text:s/>&lt; 5 miles roundtrip by personal vehicle. <text:s/>Moderate to Strenuous. <text:s/>(www.mbnep.org)</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0</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119.</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2</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Bay Marina Limited Mobility</text:p>
          </table:table-cell>
          <table:table-cell office:value-type="string" calcext:value-type="string">
            <text:p>Birding</text:p>
          </table:table-cell>
          <table:table-cell office:value-type="string" calcext:value-type="string">
            <text:p>W</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Rich Hanse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Morro Bay State Park Marina boardwalk provides opportunities for viewing a variety of shorebirds, ducks, geese, loons, grebes, gulls, terns and herons. <text:s/>Additionally, Peregrine Falcons and other raptors, warblers, sparrows, finch and other local birds are often seen from the boardwalk. <text:s/>Join Rich Hansen for this slow, level half-mile walk especially suited for photographers and people with wheelchairs and those using walkers and canes. <text:s/>Meet at east end of the State Park Marina parking lot, across from Morro Bay State Park Campground. <text:s/>Approximately 2.5 miles from Community Center. <text:s/>Eas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1</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Birding and Technology</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Chris Camer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 calcext:value-type="float">
            <text:p>2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Can technology and birding be friends? <text:s/>At this workshop, you'll learn how to enhance your nature observations by experimenting with a variety of new nature apps. Why would you want to ruin your time in nature by mixing in a smartphone? <text:s/>Because these new apps can help you: Find new nature spots. <text:s/>Get help with nature ID's. Share observations with friends. Keep accurate lists. <text:s/>And finally, your observations can benefit the scientific community by turning your time in nature into valuable data points with a simple easy click on your device. We will explore iNaturalist, iBird Pro, Merlin Bird ID, and many other new nature apps. <text:s/>Bring your iPhone, iPad, Android smart phone, kindle, or whatever device you use! Download as many apps as you can before the workshop. After discussing these apps, we will go outside and try them out!</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3</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Visit an Oyster Farm on Morro Bay Estuary</text:p>
          </table:table-cell>
          <table:table-cell office:value-type="string" calcext:value-type="string">
            <text:p>Nature</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George Trevelyan</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marine biologist and oyster farmer George Trevelyan on a tour of Grassy Bar Oyster Company's intertidal oyster bed. <text:s/>We will look at and talk about how we raise oysters and how they fit into the ecology of the estuary. Meet at XXXXXXXXXXXX to board an electric boat to get to the oyster beds. * Minimum age is 8 and children 12 years and under must be accompanied by an adult. Approximately 2.5 miles from Community Center.</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4</text:p>
          </table:table-cell>
          <table:table-cell office:value-type="string" calcext:value-type="string">
            <text:p>New</text:p>
          </table:table-cell>
          <table:table-cell table:style-name="ce2" office:value-type="time" office:time-value="PT12H30M00S" calcext:value-type="time">
            <text:p>12:30:00</text:p>
          </table:table-cell>
          <table:table-cell table:style-name="ce2" office:value-type="time" office:time-value="PT14H00M00S" calcext:value-type="time">
            <text:p>14:00:00</text:p>
          </table:table-cell>
          <table:table-cell office:value-type="string" calcext:value-type="string">
            <text:p>Presentation</text:p>
          </table:table-cell>
          <table:table-cell office:value-type="string" calcext:value-type="string">
            <text:p>Condor Recovery Program/Hi Mountain Lookout Project</text:p>
          </table:table-cell>
          <table:table-cell office:value-type="string" calcext:value-type="string">
            <text:p>Birding</text:p>
          </table:table-cell>
          <table:table-cell office:value-type="string" calcext:value-type="string">
            <text:p>B,W,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Schubert</text:p>
          </table:table-cell>
          <table:table-cell table:number-columns-repeated="4"/>
          <table:table-cell office:value-type="string" calcext:value-type="string">
            <text:p>Yes</text:p>
          </table:table-cell>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endangered California Condor population, once near the brink of extinction, has been on the recovery the past several decades due to innovative management techniques and dedicated work by staff biologists and volunteers, in coordination with the California Condor Recovery Program. Steve Schubert will give an overview of condor biology and provide an update on the captive breeding and reintroduction program (including a new release site locally in San Luis Obsipo County), radio and GPS tracking data, fledgling success from recent nesting in the wild, and future management challenges, including reducing exposure to lead poisoning and 'microtrash' ingestion. <text:s/>Steve has been the coordinator of the Hi Mountain Condor Lookout Project (website at www.condorlookout.org and facebook page at www.facebook.com/condorlookout) since the project's inception in 1996. Located on the summit of the Santa Lucia Mountains within Los Padres National Forest, the lookout is staffed by volunteers and Cal Poly student interns, conducting condor tracking and other biological field research projects, in the heart of 'condor countr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5</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egena Or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P1</text:p>
          </table:table-cell>
          <table:table-cell office:value-type="string" calcext:value-type="string">
            <text:p>SOLID</text:p>
          </table:table-cell>
          <table:table-cell office:value-type="string" calcext:value-type="string">
            <text:p>Join Regoma Orr,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068.</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6</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Basics of Bird ID in the Field</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uvaishyana</text:p>
          </table:table-cell>
          <table:table-cell office:value-type="string" calcext:value-type="string">
            <text:p>Ralph C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BOBID2</text:p>
          </table:table-cell>
          <table:table-cell office:value-type="string" calcext:value-type="string">
            <text:p>SOLID</text:p>
          </table:table-cell>
          <table:table-cell office:value-type="string" calcext:value-type="string">
            <text:p>Join Ralph Cass and Rouvaishyana in the field for the second part of the “Basics of Bird ID” workshop. <text:s/>(See event #014, which is a prerequisite to this event.) Bring binoculars and your field guide. &lt;5 miles round trip by personal vehicle. <text:s/>Eas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7</text:p>
          </table:table-cell>
          <table:table-cell office:value-type="string" calcext:value-type="string">
            <text:p>New</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Delving into the Mysteries of Sparrow Identification and Natural History</text:p>
          </table:table-cell>
          <table:table-cell office:value-type="string" calcext:value-type="string">
            <text:p>Birding</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avid Jaffe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seminar is designed for folks interested in exploring the veil of secrecy shrouding LBB’s (little brown birds) and will be generally geared towards beginner ‘delvers’, although all are welcome. The workshop will spend about 1 1/2 to 2 hours indoors learning some natural history of sparrows, key identification features to help us differentiate these LBB’s in the field, and how not to confuse them with their look-alikes.The field trip will visit a nearby site to implement our newly acquired skills to identify sparrows, as well as other birds along the wa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8</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Marine Protected Area</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Dean Wendt</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seminar, presented by Dean Wendt, Cal Poly Professor of Biology, will provide a general overview of the different types of spatial designations (e.g., Sanctuary, Marine Protected Area, National Estuary, etc.) and what we understand to be some of the ecological and social impacts of such designations. <text:s/>The talk will focus on local examples of such areas to help build a stronger understanding of our regional ocean resources.</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29</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chele Roes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text:s/>Easy. Same as event #105.</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0</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laudia Duckwor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WCT1</text:p>
          </table:table-cell>
          <table:table-cell office:value-type="string" calcext:value-type="string">
            <text:p>SOLID</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text:s/>Easy. <text:s/>Same as event #117.</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1</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5H30M00S" calcext:value-type="time">
            <text:p>15:30:00</text:p>
          </table:table-cell>
          <table:table-cell office:value-type="string" calcext:value-type="string">
            <text:p>Field Trip</text:p>
          </table:table-cell>
          <table:table-cell office:value-type="string" calcext:value-type="string">
            <text:p>Gardening to Attract Birds</text:p>
          </table:table-cell>
          <table:table-cell office:value-type="string" calcext:value-type="string">
            <text:p>Nature</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en Levine</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Ken Levine for a presentation at the San Luis Obispo Botanical Garden and a docent-led tour of the garden that highlights plants from the five Mediterranean climate zones of the world, which provide a unique bird habitat. <text:s/>You will see many nectar-producing flowers from these areas of the world, and many ways of pollinating flowers will be demonstrated. <text:s/>Hummingbirds are often seen in the winter-blooming South African aloe garden. 15 miles round trip by personal vehicle. <text:s/>Eas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2</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 Sounds Workshop</text:p>
          </table:table-cell>
          <table:table-cell office:value-type="string" calcext:value-type="string">
            <text:p>Birding</text:p>
          </table:table-cell>
          <table:table-cell/>
          <table:table-cell office:value-type="string" calcext:value-type="string">
            <text:p>St. Timothy's</text:p>
          </table:table-cell>
          <table:table-cell table:number-columns-repeated="2"/>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Yes</text:p>
          </table:table-cell>
          <table:table-cell office:value-type="string" calcext:value-type="string">
            <text:p>BSW1</text:p>
          </table:table-cell>
          <table:table-cell office:value-type="string" calcext:value-type="string">
            <text:p>SOLID</text:p>
          </table:table-cell>
          <table:table-cell office:value-type="string" calcext:value-type="string">
            <text:p>Bird songs are Nature’s Music. <text:s/>We can plug into this magic no matter how good we are at finding birds with our eyes. These sounds are already coming at us from 360 degrees. <text:s/>The focus of this workshop by Roy Poucher is to increase our birding enjoyment via improving our skills as auditory birders. Some prior experience trying to identify birds by ear will surely be useful, but motivation to learn trumps experience with this; folks of all experience levels are welcome. We will explore the principles of describing bird vocalizations in general as well as become familiar with specific vocalizations of common birds in the Morro Bay area. This workshop is a prerequisite for the Saturday #048 and Sunday #087 events, Bird Sounds Field Stud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3</text:p>
          </table:table-cell>
          <table:table-cell office:value-type="string" calcext:value-type="string">
            <text:p>New</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Owling Workshop</text:p>
          </table:table-cell>
          <table:table-cell office:value-type="string" calcext:value-type="string">
            <text:p>Birding</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hris Cameron</text:p>
          </table:table-cell>
          <table:table-cell office:value-type="string" calcext:value-type="string">
            <text:p>Karl Frank</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how to find and watch owls with local maps for your own exploration with presenter Chris Cameron. <text:s/>Learn field ID, seasoality, vocalizations, range, habitat, and owling etiquette. <text:s/>Live and mounted owl specimens will help participants identify and appreciate owls. Review the natural history of local species and learn tips that will give you the best chance of finding owls on your own. <text:s/>While workshop is a prerequisite for the field trip, participants may take only the workshop. <text:s/>Bus will leave for owling field trip at 3:30, directly after end of workshop.</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4</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Protecting Place - Land Trusts</text:p>
          </table:table-cell>
          <table:table-cell office:value-type="string" calcext:value-type="string">
            <text:p>Nature</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Daniel Bohlma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The Land Conservancy of San Luis Obispo County's Conservation Director, Daniel Bohlman, for a look at how land trusts protect and enhance critical landscapes for the benefit of people and wildlif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5</text:p>
          </table:table-cell>
          <table:table-cell office:value-type="string" calcext:value-type="string">
            <text:p>New</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Nature</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arlin Harms</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a leisurely boating tour of the bay and estuary with Marlin Harms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119.</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6</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laudia Freitas</text:p>
          </table:table-cell>
          <table:table-cell office:value-type="string" calcext:value-type="string">
            <text:p>Robbie Revel</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BSLMR1</text:p>
          </table:table-cell>
          <table:table-cell office:value-type="string" calcext:value-type="string">
            <text:p>SOLID</text:p>
          </table:table-cell>
          <table:table-cell office:value-type="string" calcext:value-type="string">
            <text:p>Walk with Claudia Freitas, biologist and State Parks Docent, and Robbie Revel, State Park Docent,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111.</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7</text:p>
          </table:table-cell>
          <table:table-cell office:value-type="string" calcext:value-type="string">
            <text:p>Retain</text:p>
          </table:table-cell>
          <table:table-cell table:style-name="ce2" office:value-type="time" office:time-value="PT14H30M00S" calcext:value-type="time">
            <text:p>14:30:00</text:p>
          </table:table-cell>
          <table:table-cell table:style-name="ce2" office:value-type="time" office:time-value="PT17H00M00S" calcext:value-type="time">
            <text:p>17:00:00</text:p>
          </table:table-cell>
          <table:table-cell office:value-type="string" calcext:value-type="string">
            <text:p>Presentation/Field Trip</text:p>
          </table:table-cell>
          <table:table-cell office:value-type="string" calcext:value-type="string">
            <text:p>The Peregrine Falcons of Morro Rock</text:p>
          </table:table-cell>
          <table:table-cell office:value-type="string" calcext:value-type="string">
            <text:p>Birding</text:p>
          </table:table-cell>
          <table:table-cell office:value-type="string" calcext:value-type="string">
            <text:p>B,W,Y</text:p>
          </table:table-cell>
          <table:table-cell office:value-type="string" calcext:value-type="string">
            <text:p>Veterans' Hall</text:p>
          </table:table-cell>
          <table:table-cell office:value-type="string" calcext:value-type="string">
            <text:p>VH</text:p>
          </table:table-cell>
          <table:table-cell/>
          <table:table-cell office:value-type="string" calcext:value-type="string">
            <text:p>Steve Schuber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eve Schubert for a presentation on the biology and the current status of our local resident Peregrine Falcons. <text:s/>Steve authored the book "The Peregrine Falcons of Morro Rock - A History," documenting a 40-year history of the monitoring and management activities at the famous Morro Rock nesting site. <text:s/>Following the lecture, travel by personal vehicle to Morro Rock - south side parking area - to search for peregrine activity and their recent nesting sites. <text:s/>Easy. <text:s/>VERIFY BOARD HAS APPROVED EXPENSES</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8</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The World of Plankton &amp; Why It Matters</text:p>
          </table:table-cell>
          <table:table-cell office:value-type="string" calcext:value-type="string">
            <text:p>Nature</text:p>
          </table:table-cell>
          <table:table-cell office:value-type="string" calcext:value-type="string">
            <text:p>B,W,Y</text:p>
          </table:table-cell>
          <table:table-cell office:value-type="string" calcext:value-type="string">
            <text:p>Museum</text:p>
          </table:table-cell>
          <table:table-cell office:value-type="string" calcext:value-type="string">
            <text:p>MU</text:p>
          </table:table-cell>
          <table:table-cell office:value-type="string" calcext:value-type="string">
            <text:p>Auditorium</text:p>
          </table:table-cell>
          <table:table-cell office:value-type="string" calcext:value-type="string">
            <text:p>Karen Watt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8" calcext:value-type="float">
            <text:p>5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FEEDING FRENZY! <text:s/>Follow the path of the sun's energy as it is captured by microscopic phytoplankton, transferred to bait fish and used to fuel the annual summer freeding frenzy of birds, fish and marine mamals. <text:s/>Live local plankton will be viewed using the museum's video microscope system. Meet at the Museum of Natural History in the Morro Bay State Park.</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39</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45M00S" calcext:value-type="time">
            <text:p>16: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Roger Zachary</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1</text:p>
          </table:table-cell>
          <table:table-cell office:value-type="string" calcext:value-type="string">
            <text:p>SOLID</text:p>
          </table:table-cell>
          <table:table-cell office:value-type="string" calcext:value-type="string">
            <text:p>Enjoy a leisurely boating tour of the bay and estuary with Roger Zachary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70, #080, #114, #122 &amp; #136.</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40</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7H00M00S" calcext:value-type="time">
            <text:p>17:00:00</text:p>
          </table:table-cell>
          <table:table-cell office:value-type="string" calcext:value-type="string">
            <text:p>Presentation</text:p>
          </table:table-cell>
          <table:table-cell office:value-type="string" calcext:value-type="string">
            <text:p>Gulls of San Luis Obispo County</text:p>
          </table:table-cell>
          <table:table-cell office:value-type="string" calcext:value-type="string">
            <text:p>Birding</text:p>
          </table:table-cell>
          <table:table-cell office:value-type="string" calcext:value-type="string">
            <text:p>W</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70" calcext:value-type="float">
            <text:p>70</text:p>
          </table:table-cell>
          <table:table-cell office:value-type="string" calcext:value-type="string">
            <text:p>Yes</text:p>
          </table:table-cell>
          <table:table-cell office:value-type="string" calcext:value-type="string">
            <text:p>GSLOC1</text:p>
          </table:table-cell>
          <table:table-cell office:value-type="string" calcext:value-type="string">
            <text:p>SOLID</text:p>
          </table:table-cell>
          <table:table-cell office:value-type="string" calcext:value-type="string">
            <text:p>Join Kaaren Perry, a San Luis Obispo gull expert, as she shares with you some of her favorite secrets that will help you to identify the resident and wintering gulls of San Luis Obispo County. <text:s/>Discussion of species, distribution, aging and plumages will be presented in a comprehensive and fun way. <text:s/>Study sheets for later field study will also be provided. <text:s/>This class is a prerequisite for the Saturday #055 and Sunday #128 events, Gulls of San Luis Obispo County Field Study.</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41</text:p>
          </table:table-cell>
          <table:table-cell office:value-type="string" calcext:value-type="string">
            <text:p>Retain</text:p>
          </table:table-cell>
          <table:table-cell table:style-name="ce2" office:value-type="time" office:time-value="PT15H30M00S" calcext:value-type="time">
            <text:p>15:3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About the Morro Bay Estuary Program</text:p>
          </table:table-cell>
          <table:table-cell office:value-type="string" calcext:value-type="string">
            <text:p>Nature</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Rachel Pas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Morro Bay estuary serves as a vital stopover and wintering ground for migratory birds, and is home to many plants and wildlife that cannot be found anywhere else. The U.S. Congress recognized Morro Bay as an Estuary of National Significance in 1995. It <text:s/>is still considered the largest relatively undisturbed wetland in central and southern California. Rachel Pass, NEP Communication and Outreach Coordinator, will show you how the Morro Bay National Estuary Program works to protect and restore this special place.</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42</text:p>
          </table:table-cell>
          <table:table-cell office:value-type="string" calcext:value-type="string">
            <text:p>Retain</text:p>
          </table:table-cell>
          <table:table-cell table:style-name="ce2" office:value-type="time" office:time-value="PT15H30M00S" calcext:value-type="time">
            <text:p>15:30:00</text:p>
          </table:table-cell>
          <table:table-cell table:style-name="ce2" office:value-type="time" office:time-value="PT21H00M00S" calcext:value-type="time">
            <text:p>21:00:00</text:p>
          </table:table-cell>
          <table:table-cell office:value-type="string" calcext:value-type="string">
            <text:p>Field Trip</text:p>
          </table:table-cell>
          <table:table-cell office:value-type="string" calcext:value-type="string">
            <text:p>Owling Field Trip</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hris Cameron</text:p>
          </table:table-cell>
          <table:table-cell office:value-type="string" calcext:value-type="string">
            <text:p>Karl Frank</text:p>
          </table:table-cell>
          <table:table-cell table:number-columns-repeated="2"/>
          <table:table-cell office:value-type="float" office:value="50" calcext:value-type="float">
            <text:p>5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8" calcext:value-type="float">
            <text:p>1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aytime owls 3:30-5:30pm. <text:s/>"Dutch treat" dinner 5:30-6:30pm. <text:s/>Nightime owls 6:30-8:30pm. <text:s/>Bus leaves from Community Center at 3:30pm and returns 9:00ish pm. <text:s/>Beginning with daytime owling to hunt for short eared and burrowing owls, and any roosting owls. <text:s/>We will stop for dinner to share stories as we wait for dark (everyone pays on their own). <text:s/>After dark owling in the San Luis Obispo area. <text:s/>Dress warmly in quiet clothes (no nylon) and be prepared get in and out of the van, walk quietly through mud in the dark, then to stand silently for long periods of time, in freezing cold weather, while it is pitch black, listening for owls! <text:s/>Sounds like a good time to me! Possibilities: great horned, western screech, saw-whet, short-eared, barn owls, poorwill and more. <text:s/>Heavy rain will cancel field trip, but not workshop. <text:s/>Travel with leader in van. <text:s/>Moderate with many in/out of van stops. <text:s text:c="2"/>Heavy rain will cancel field trip, but not workshop. Prerequisite xxxxxxxxxxxx</text:p>
          </table:table-cell>
          <table:table-cell table:number-columns-repeated="998"/>
        </table:table-row>
        <table:table-row table:style-name="ro2">
          <table:table-cell office:value-type="string" calcext:value-type="string">
            <text:p>Friday</text:p>
          </table:table-cell>
          <table:table-cell office:value-type="float" office:value="1" calcext:value-type="float">
            <text:p>1</text:p>
          </table:table-cell>
          <table:table-cell office:value-type="string" calcext:value-type="string">
            <text:p>143</text:p>
          </table:table-cell>
          <table:table-cell office:value-type="string" calcext:value-type="string">
            <text:p>Retain</text:p>
          </table:table-cell>
          <table:table-cell table:style-name="ce2" office:value-type="time" office:time-value="PT17H00M00S" calcext:value-type="time">
            <text:p>17:00:00</text:p>
          </table:table-cell>
          <table:table-cell table:style-name="ce2" office:value-type="time" office:time-value="PT18H30M00S" calcext:value-type="time">
            <text:p>18:30:00</text:p>
          </table:table-cell>
          <table:table-cell office:value-type="string" calcext:value-type="string">
            <text:p>Special Event</text:p>
          </table:table-cell>
          <table:table-cell office:value-type="string" calcext:value-type="string">
            <text:p>Festival Opening Reception</text:p>
          </table:table-cell>
          <table:table-cell office:value-type="string" calcext:value-type="string">
            <text:p>Birding</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BWBF Committe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0" calcext:value-type="float">
            <text:p>3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wine and cheese and meet fellow birders at the Bird Festival Bazaar. <text:s/>Browse through the vendor booths featuring optics, books and CDs, garden art, nature photography and art, woodcarvings, jewelry, conservation and nature organizations, and more!</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1</text:p>
          </table:table-cell>
          <table:table-cell office:value-type="string" calcext:value-type="string">
            <text:p>Retain</text:p>
          </table:table-cell>
          <table:table-cell table:style-name="ce2" office:value-type="time" office:time-value="PT06H30M00S" calcext:value-type="time">
            <text:p>06:30:00</text:p>
          </table:table-cell>
          <table:table-cell table:style-name="ce2" office:value-type="time" office:time-value="PT17H00M00S" calcext:value-type="time">
            <text:p>17:00:00</text:p>
          </table:table-cell>
          <table:table-cell office:value-type="string" calcext:value-type="string">
            <text:p>Field Trip</text:p>
          </table:table-cell>
          <table:table-cell office:value-type="string" calcext:value-type="string">
            <text:p>Condor Countr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Schubert</text:p>
          </table:table-cell>
          <table:table-cell table:number-columns-repeated="3"/>
          <table:table-cell office:value-type="float" office:value="80" calcext:value-type="float">
            <text:p>8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Ride with Steve Schubert from the Hi Mountain Condor Lookout Project (www.condorlookout.org) through some of California’s primary condor habitat as you make your way to Bittercreek National Wildlife Refuge, a release and supplemental feeding site for captive-bred California Condors. <text:s/>Observations of free-flying condors at Bittercreek NWR are very likely, but of course cannot be guaranteed. <text:s/>You will see a variety of other raptors flying and hunting in and around the grasslands and pinyon pine woodlands of the foothills surrounding the southern San Joaquin Valley; they include eagles, hawks, harriers, falcons, and accipiters. <text:s/>The trip will focus on condor biology and the condor recovery program, including radio telemetry tracking demonstrations. <text:s/>Raptors and other wildlife along the way are encountered by traveling from the coast inland through the Cuyama Valley to the rugged mountainous terrain of ‘condor country’, possibly returning by way of the Carrizo Plain. <text:s/>Bring lunch. <text:s/>Moderately easy but many in/out of van stops and short walks. <text:s/>Not recommended for those prone to carsickness.</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2</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di Isaac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Yes</text:p>
          </table:table-cell>
          <table:table-cell office:value-type="string" calcext:value-type="string">
            <text:p>BBMB2</text:p>
          </table:table-cell>
          <table:table-cell office:value-type="string" calcext:value-type="string">
            <text:p>SOLID</text:p>
          </table:table-cell>
          <table:table-cell office:value-type="string" calcext:value-type="string">
            <text:p>Observe mist-netted passerines in Morro Bay State Park with Jodi Isaacs, State Parks Environmental Scientist. <text:s/>Discuss identification, analysis and bird-banding data collection techniques. <text:s/>Probable species captured include sparrows (maybe a “large-billed” Savannah Sparrow) and Yellow-rumped Warblers. <text:s/>Rain cancels. &lt;5 miles round trip by personal vehicle. <text:s/>Easy. <text:s/>Same as event #004.</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3</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the Oceano Lagoon</text:p>
          </table:table-cell>
          <table:table-cell office:value-type="string" calcext:value-type="string">
            <text:p>Birding</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ich Hansen</text:p>
          </table:table-cell>
          <table:table-cell office:value-type="string" calcext:value-type="string">
            <text:p>Gary Espiau</text:p>
          </table:table-cell>
          <table:table-cell office:value-type="string" calcext:value-type="string">
            <text:p>Ray VanBuskirk</text:p>
          </table:table-cell>
          <table:table-cell/>
          <table:table-cell office:value-type="float" office:value="50" calcext:value-type="float">
            <text:p>5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rders Rich Hansen, Gary Espiau, and Ray Van Buskirk on an easy morning hunt for birds while strolling around the Oceano lagoon area and through the native plant gardens at Pismo State Beach. <text:s/>Search for that elusive songster or water bird and learn about some of the birds' habits and behaviors while you listen and look. <text:s/>Easy level walk. 60 miles round trip by van.</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4</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ally Kren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BEFT1</text:p>
          </table:table-cell>
          <table:table-cell office:value-type="string" calcext:value-type="string">
            <text:p>SOLID</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four-mile round trip hike. This trip, while the same as # 086, is two hours longer for those who want to walk the entire loop.</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5</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n Melcer</text:p>
          </table:table-cell>
          <table:table-cell table:number-columns-repeated="3"/>
          <table:table-cell office:value-type="float" office:value="70" calcext:value-type="float">
            <text:p>7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BD2</text:p>
          </table:table-cell>
          <table:table-cell office:value-type="string" calcext:value-type="string">
            <text:p>SOLID</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002.</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6</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Pelagic: Birds &amp; Whales</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Tom Edell</text:p>
          </table:table-cell>
          <table:table-cell office:value-type="string" calcext:value-type="string">
            <text:p>Brad Schram</text:p>
          </table:table-cell>
          <table:table-cell office:value-type="string" calcext:value-type="string">
            <text:p>Curtis Marantz</text:p>
          </table:table-cell>
          <table:table-cell office:value-type="string" calcext:value-type="string">
            <text:p>Tom Benson</text:p>
          </table:table-cell>
          <table:table-cell office:value-type="float" office:value="100" calcext:value-type="float">
            <text:p>10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39" calcext:value-type="float">
            <text:p>39</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pend a day at sea with Tom Edell, Brad Schram, Curtis Marantz and Tom Benson searching for albatross, shearwaters, kittiwakes, alcids, jaegers, gray whales, and much more. <text:s/>Meet at the Community Center and travel by personal vehicle to the boat. <text:s/>Dress for cold and wind, including gloves. <text:s/>The boat is typically used for fishing; no outdoor seating. <text:s/>There is seating available in the cabin, as well as hot food for sale. <text:s/>Bring lunch, liquids, and sunscreen, and take motion sickness medication before arriving. <text:s/>Note that the boat does not wait for late arrivals. <text:s/>Weather conditions may cancel.</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7</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an Luis Creek Mouth and Cal Poly Pier</text:p>
          </table:table-cell>
          <table:table-cell office:value-type="string" calcext:value-type="string">
            <text:p>Nature</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chele Roest</text:p>
          </table:table-cell>
          <table:table-cell office:value-type="string" calcext:value-type="string">
            <text:p>Ken Hill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Cal Poly Biology professor Ken Hillers and biologist Michele Roest in Avila Beach to see shorebirds and water birds. <text:s/>You will start by walking to the end of the Cal Poly Pier (normally closed to the public), which extends half a mile into San Luis Bay. <text:s/>There you may expect wintering water birds, as well as other marine life, and you’ll learn a little about the research being done by Cal Poly at the Pier. <text:s/>Then walk to the mouth of San Luis Obispo Creek, where you can expect to see a variety of shorebirds. <text:s/>Total walking distance will be 2 miles, all on paved surfaces, though closed-toed shoes are a must. <text:s/>Minimum age for trip is 14. <text:s/>The pier is accessible to people in wheelchairs. 50 miles round trip by personal vehicle. <text:s/>CANES XXXXXXXXXXXXXXXXXXXXXXXXX</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8</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ren Clarke</text:p>
          </table:table-cell>
          <table:table-cell office:value-type="string" calcext:value-type="string">
            <text:p>Gale Kordowski</text:p>
          </table:table-cell>
          <table:table-cell table:number-columns-repeated="2"/>
          <table:table-cell office:value-type="float" office:value="18" calcext:value-type="float">
            <text:p>18</text:p>
          </table:table-cell>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Yes</text:p>
          </table:table-cell>
          <table:table-cell office:value-type="string" calcext:value-type="string">
            <text:p>ENCB2</text:p>
          </table:table-cell>
          <table:table-cell office:value-type="string" calcext:value-type="string">
            <text:p>SOLID</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005.</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09</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Hiking 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ve the fossil fuels untouched and walk with leader Mike Stiles through the Morro Bay area! <text:s/>This day can make you and the environment feel good. <text:s/>Bird a variety of habitats; <text:s/>80+ species are possible. <text:s/>Walking will be slow-paced, mostly level, with many stops, but expect to walk 6-8 miles. <text:s/>Bring a day pack, lunch, and water; wear layered clothing and comfortable walking shoes.</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0</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W2</text:p>
          </table:table-cell>
          <table:table-cell office:value-type="string" calcext:value-type="string">
            <text:p>SOLID</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030 is a prerequisite for this event. Total walking distance will be about 1.2 miles. Easy. Travel by personal vehicle &lt;15 miles round trip from Community Center. Same as event #087.</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1</text:p>
          </table:table-cell>
          <table:table-cell office:value-type="string" calcext:value-type="string">
            <text:p>New</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Delving into the Mysteries of Sparrow Identification and Natureal History - Field Trip</text:p>
          </table:table-cell>
          <table:table-cell office:value-type="string" calcext:value-type="string">
            <text:p>Birding</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avid Jaffee</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ologist David Jaffee for this Sparrow Field Trip. <text:s/>The Friday seminar is designed for folks interested in exploring the veil of secrecy shrouding LBB’s (little brown birds) and will be generally geared towards beginner ‘delvers’, although all are welcome. The field trip portion will visit a nearby site to implement our newly acquired skills to identify sparrows, as well as other birds along the way. <text:s/>Travel in your personal vehicle to a site chosen by the leader.</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2</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stero Bluffs for New Birder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ick Austi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table:table-cell office:value-type="string" calcext:value-type="string">
            <text:p>SOLID</text:p>
          </table:table-cell>
          <table:table-cell office:value-type="string" calcext:value-type="string">
            <text:p>Join leader Rick Austin for a slow-paced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3</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ay Carroll</text:p>
          </table:table-cell>
          <table:table-cell office:value-type="string" calcext:value-type="string">
            <text:p>Bert Townsen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1</text:p>
          </table:table-cell>
          <table:table-cell office:value-type="string" calcext:value-type="string">
            <text:p>SOLID</text:p>
          </table:table-cell>
          <table:table-cell office:value-type="string" calcext:value-type="string">
            <text:p>Bird with Jay Carroll and Bert Townsend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093 &amp; #135.</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4</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Raptors of Sunshine Ranch</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ra Hagedorn</text:p>
          </table:table-cell>
          <table:table-cell office:value-type="string" calcext:value-type="string">
            <text:p>Ralph C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Come experience Sunshine Ranch with leaders Kara Hagedorn and Ralph Cass. The ranch is a unique area between Santa Margarita and Atascadero. <text:s/>Meet Sunshine, an injured Red-tailed Hawk, and learn about identification and adaptations of raptors that live in the area. Spend time with Sunshine and then do an easy one-mile walk along the border of the ranch, identifying birds along the way. <text:s/>The grasslands, riparian area and pond always bring surprises. 40 miles round trip by personal vehicle. <text:s/>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00M00S" calcext:value-type="time">
            <text:p>10:00:00</text:p>
          </table:table-cell>
          <table:table-cell office:value-type="string" calcext:value-type="string">
            <text:p>Presentation/Field Trip</text:p>
          </table:table-cell>
          <table:table-cell office:value-type="string" calcext:value-type="string">
            <text:p>PhoneScoping</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Bruce Webb</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PS1</text:p>
          </table:table-cell>
          <table:table-cell office:value-type="string" calcext:value-type="string">
            <text:p>SOLID</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ravel by personal vehicle to a nearby field site to PhoneScope birds. <text:s/>Easy. Same as event #095.</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30M00S" calcext:value-type="time">
            <text:p>10:30:00</text:p>
          </table:table-cell>
          <table:table-cell office:value-type="string" calcext:value-type="string">
            <text:p>Field Trip</text:p>
          </table:table-cell>
          <table:table-cell office:value-type="string" calcext:value-type="string">
            <text:p>Gulls of San Luis Obispo County Field Stud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GSLOC2</text:p>
          </table:table-cell>
          <table:table-cell office:value-type="string" calcext:value-type="string">
            <text:p>SOLID</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034 is a prerequisite for this event. <text:s/>Easy. <text:s/>Travel by personal vehicle. <text:s/>Same as event #128.</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2</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017, #066, #110 &amp; #129.</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8</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Fiscalini Ranch</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Bob Keall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FR1</text:p>
          </table:table-cell>
          <table:table-cell office:value-type="string" calcext:value-type="string">
            <text:p>SOLID</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 shore shorebirds. <text:s/>Pace will be determined by leader and desires of the group. 50 miles round trip by personal vehicle. <text:s/>Moderate. <text:s/>Same as event #132.</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19</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text:p>
          </table:table-cell>
          <table:table-cell/>
          <table:table-cell office:value-type="string" calcext:value-type="string">
            <text:p>Cloisters</text:p>
          </table:table-cell>
          <table:table-cell table:number-columns-repeated="2"/>
          <table:table-cell office:value-type="string" calcext:value-type="string">
            <text:p>Lucien Plauzo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SSS1</text:p>
          </table:table-cell>
          <table:table-cell office:value-type="string" calcext:value-type="string">
            <text:p>SOLID</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098.</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stero Bluffs for Intermediates</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arlin Harms</text:p>
          </table:table-cell>
          <table:table-cell office:value-type="string" calcext:value-type="string">
            <text:p>Rick Derev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table:table-cell office:value-type="string" calcext:value-type="string">
            <text:p>SOLID</text:p>
          </table:table-cell>
          <table:table-cell office:value-type="string" calcext:value-type="string">
            <text:p>Join leaders Marlin Harms and Rick Derevan for intermediate/advanced birding on a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1</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ngbirds in the Pines</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andy Bello</text:p>
          </table:table-cell>
          <table:table-cell office:value-type="string" calcext:value-type="string">
            <text:p>Rouvaishyana</text:p>
          </table:table-cell>
          <table:table-cell office:value-type="string" calcext:value-type="string">
            <text:p>Louise Bello</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short drive to pine woods on the slopes of Black Hill in Morro Bay, where you will hike trails searching for towhees, finches, woodpeckers, and other birds of this habitat with Museum of Natural History Manager Rouvaishyana, State Parks Docent Randy Bello and State Parks Volunteer Louise Bello. <text:s/>Easy to moderate hiking for advanced beginner to intermediate birders. <text:s/>&lt;5 miles round trip by personal vehicle. <text:s/>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Coastal Cove, Bluff and Tidepool Ecology</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ean Thompso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environmental educator Dean Thompson on a pleasant and mostly level natural history walk along the Bluff Trail at Montana de Oro State Park for magnificent views and to see a variety of rocky shoreline birds such as Brown Pelicans, Black Oystercatchers, turnstones, various cormorants and sparrows and more. <text:s/>Expect to observe marine life such as harbor seals and sea otters, and maybe see whales spouting. <text:s/>Weather permitting, explore the rocky intertidal / tide pool ecosystem. 20 miles round trip by personal vehicle. <text:s/>2-mile walk. <text:s/>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rl Frank</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ECRP1</text:p>
          </table:table-cell>
          <table:table-cell office:value-type="string" calcext:value-type="string">
            <text:p>SOLID</text:p>
          </table:table-cell>
          <table:table-cell office:value-type="string" calcext:value-type="string">
            <text:p>Bird with Karl Frank in a regional park that has riparian, oak woodland and open space habitats. <text:s/>Expect to see raptors and passerines. <text:s/>Focus will be on birding by ear as well as by eye. <text:s/>Beginners welcome! <text:s/>Includes 1-2 miles of level walking. 15 miles round trip by personal vehicle. <text:s/>Easy. <text:s/>Same as event #090.</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5</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xplore Elfin Forest &amp; Sweet Spring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Steve Griffith in area parklands through a variety of habitats including riparian, oak woodland and bay overlooks. <text:s/>We expect to see raptors, passerines and shorebirds in this easy-paced walk. <text:s/>Beginners welcome! <text:s/>The Elfin Forest and portions of the Sweet Springs locations are accessible to people in wheelchairs or using walkers and canes. <text:s/>Total walking distance will be about 1.2 miles. <text:s/>15 miles round trip by personal vehicle. <text:s/>Easy. Xxxxxxxxxxxxxxxxxxxxxxxxxxxxxxxxxxxxxxxxxxxxxxxxx</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3</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Presentation/Field Trip</text:p>
          </table:table-cell>
          <table:table-cell office:value-type="string" calcext:value-type="string">
            <text:p>A Morning with the Monarchs</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Jessica Griffiths for a morning with monarch butterflies. <text:s/>Like birds, monarch butterflies embark on an incredible migration, and tens of thousands of them spend the winter on the Central Coast. <text:s/>The morning will start with a short indoor presentation, going over the basics of monarch biology and behavior. <text:s/>The group will then travel by personal vehicle to a monarch butterfly overwintering site and see clustering monarchs. <text:s/>Bring your cameras! <text:s text:c="2"/>While at the overwintering site, Jessica will give a demonstration of how scientists count overwintering monarchs--and participants can give counting a try, too. <text:s/>The group will bird around the monarch grove for raptors, hummingbirds, and winter warblers. <text:s/>The field site will depend on where the monarchs are clustering at the time. Travel by personal vehicle &lt; 50 miles round trip. 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text:p>
          </table:table-cell>
          <table:table-cell office:value-type="string" calcext:value-type="string">
            <text:p>B</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2</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Dress warmly. <text:s/>No tripods. <text:s/>Meet at Sub Sea Tours at Marina Square, 699 Embarcadero #9. <text:s/>Easy. Children 12 and under must be accompanied by an adult. Same as events #016 &amp; #108.</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3</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110 &amp; #129.</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8</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29</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Field Recording Basics</text:p>
          </table:table-cell>
          <table:table-cell office:value-type="string" calcext:value-type="string">
            <text:p>Birding</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Tom Grav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Having a birding by ear expert with you every time you’re out would be great, but with smaller higher quality recording devices, you can bring home bird sounds and ID them yourself with careful study. <text:s/>Or email your recording to an expert if you get stumped. In this presentation, Tom Graves will talk about field recording basics, resources to help with identification, mnemonics to help you get a handle on the sounds and how to manage your recordings. And you’ll practice with some of Tom's recordings. Audience participation is a must: share your favorite memory tricks, describe the sounds, mimic the sounds, have fun!</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0</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egena Orr</text:p>
          </table:table-cell>
          <table:table-cell office:value-type="string" calcext:value-type="string">
            <text:p>Jodi Isaac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P2</text:p>
          </table:table-cell>
          <table:table-cell office:value-type="string" calcext:value-type="string">
            <text:p>SOLID</text:p>
          </table:table-cell>
          <table:table-cell office:value-type="string" calcext:value-type="string">
            <text:p>Join Jodi Isaacs,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022.</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1</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45M00S" calcext:value-type="time">
            <text:p>14: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Claudia Freitas</text:p>
          </table:table-cell>
          <table:table-cell office:value-type="string" calcext:value-type="string">
            <text:p>Robbie Revel</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2</text:p>
          </table:table-cell>
          <table:table-cell office:value-type="string" calcext:value-type="string">
            <text:p>Waiting to find leader</text:p>
          </table:table-cell>
          <table:table-cell office:value-type="string" calcext:value-type="string">
            <text:p>Enjoy a leisurely boating tour of the bay and estuary with leader Jim Royer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36, #080, #114, #122 &amp; #136.</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2</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Marina Point Boardwalk</text:p>
          </table:table-cell>
          <table:table-cell office:value-type="string" calcext:value-type="string">
            <text:p>Birding</text:p>
          </table:table-cell>
          <table:table-cell office:value-type="string" calcext:value-type="string">
            <text:p>B,W</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Randy Bello</text:p>
          </table:table-cell>
          <table:table-cell office:value-type="string" calcext:value-type="string">
            <text:p>Louise Bello</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new Morro Bay State Park Marina boardwalk provides excellent opportunity for viewing a variety of shorebirds, ducks, geese, loons and grebes, gulls, terns and herons as well as raptors, warblers, sparrows, finch and more. <text:s/>This is an easy, level walk especially suited for photographers and people in wheelchairs or using walkers and canes. <text:s/>Easy use of a spotting scope. <text:s/>Led by State Parks Docent Randy Bello and State Parks Volunteer Louise Bello. Meet at east end of the State Park Marina parking lot, across from Morro Bay State Park Campground. <text:s/>&lt;5 miles round trip from Community Center. <text:s/>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3</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Pishing and Bird Calls</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Rouvaishyana</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how birders use “pishing” and other vocal sounds to attract birds for closer study. <text:s/>There will be an introductory workshop session, followed by a short field trip to try out your new skills, led by Rouvaishyana, Museum Manager and State Parks Interpreter. <text:s/>Suitable for beginners and anyone who wants to learn about this obscure skill. <text:s/>Also suitable for families with children, but not part of Family Day. <text:s/>Meet at east end of the State Park Marina parking lot, across from Morro Bay State Park Campground. <text:s/>&lt;5 miles round trip from Community Center. <text:s/>Eas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Presentation</text:p>
          </table:table-cell>
          <table:table-cell office:value-type="string" calcext:value-type="string">
            <text:p>The Basics of Bird Photography</text:p>
          </table:table-cell>
          <table:table-cell office:value-type="string" calcext:value-type="string">
            <text:p>Birding</text:p>
          </table:table-cell>
          <table:table-cell office:value-type="string" calcext:value-type="string">
            <text:p>W</text:p>
          </table:table-cell>
          <table:table-cell office:value-type="string" calcext:value-type="string">
            <text:p>St. Timothy's</text:p>
          </table:table-cell>
          <table:table-cell table:number-columns-repeated="2"/>
          <table:table-cell office:value-type="string" calcext:value-type="string">
            <text:p>Don Quintana</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wildlife photographer Donald Quintana as he guides you through the basics of understanding bird photography. <text:s/>Whether you're capturing images for documentation or for artistic pleasure, you’ll want to know what gear is best suited for your needs, how to compose a pleasing image that gives you the best side of the bird, and what settings you need to capture them in their best light. <text:s/>If you’re interested in bird photography or wondering if it’s the next addition to your birding tool kit, this class is for you.</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Sea Otters &amp; the Kelp Forest</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about the diversity of life within the kelp forest as you join State Parks Docents Phil and Carole Adams for a walk along Estero Bluffs north of Cayucos. <text:s/>Watch for sea otters and learn the role they play in maintaining a healthy kelp forest. 20 miles round trip by personal vehicle. <text:s/>Moderate.</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6</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text:p>
          </table:table-cell>
          <table:table-cell office:value-type="string" calcext:value-type="string">
            <text:p>B,W,Y</text:p>
          </table:table-cell>
          <table:table-cell office:value-type="string" calcext:value-type="string">
            <text:p>Veterans' Hall</text:p>
          </table:table-cell>
          <table:table-cell office:value-type="string" calcext:value-type="string">
            <text:p>VH</text:p>
          </table:table-cell>
          <table:table-cell/>
          <table:table-cell office:value-type="string" calcext:value-type="string">
            <text:p>PWC</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0" calcext:value-type="float">
            <text:p>250</text:p>
          </table:table-cell>
          <table:table-cell office:value-type="string" calcext:value-type="string">
            <text:p>Yes</text:p>
          </table:table-cell>
          <table:table-cell office:value-type="string" calcext:value-type="string">
            <text:p>PWC1</text:p>
          </table:table-cell>
          <table:table-cell office:value-type="string" calcext:value-type="string">
            <text:p>SOLID</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079. <text:s/>Program at Veterans’ Hall in Morro Ba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7</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Climate Change on the Central Coast</text:p>
          </table:table-cell>
          <table:table-cell office:value-type="string" calcext:value-type="string">
            <text:p>Nature</text:p>
          </table:table-cell>
          <table:table-cell office:value-type="string" calcext:value-type="string">
            <text:p>B,W,Y</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John Lindsey</text:p>
          </table:table-cell>
          <table:table-cell office:value-type="string" calcext:value-type="string">
            <text:p>Ray Weymann</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r. Ray Weymann, astrophysicist, will summarize the basic science behind climate change, as well as the observed evidence for a changing global climate along with the evidence that fossil fuel consumption has been responsible for the rapid warming of the last several decades. He will briefly conclude with the global impacts of warming associated with a “business as usual” future and the needed reduction in fossil fuel emissions to avoid the more severe of these impacts. <text:s text:c="2"/>John Lindsey, Marine Meteorologist for PG&amp;E at Diablo Canyon, will then focus on a review of observed recent changes in the climate of the California Central Coast and what can be expected in terms of future local impacts. <text:s/>These include warming local ocean temperatures, changes in precipitation patterns, heat waves, more severe storms, and sea level rise.</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8</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aren Perry</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MBUC1</text:p>
          </table:table-cell>
          <table:table-cell office:value-type="string" calcext:value-type="string">
            <text:p>SOLID</text:p>
          </table:table-cell>
          <table:table-cell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119. WHAT DOCK?</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39</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ing By Ear Workshop</text:p>
          </table:table-cell>
          <table:table-cell office:value-type="string" calcext:value-type="string">
            <text:p>Birding</text:p>
          </table:table-cell>
          <table:table-cell office:value-type="string" calcext:value-type="string">
            <text:p>W</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Yes</text:p>
          </table:table-cell>
          <table:table-cell office:value-type="string" calcext:value-type="string">
            <text:p>BBE1</text:p>
          </table:table-cell>
          <table:table-cell office:value-type="string" calcext:value-type="string">
            <text:p>SOLID</text:p>
          </table:table-cell>
          <table:table-cell office:value-type="string" calcext:value-type="string">
            <text:p>Learning bird songs and calls will make you a better birder, and enrich your birding experience. <text:s/>But it can be challenging! <text:s/>Jessica Griffiths will provide tips, tricks, and mnemonic devices for identifying birds by sound. <text:s/>She will go over how to differentiate different groups of birds (how do you tell a finch from a warbler from a sparrow?) as well as reviewing songs and calls of the most common birds in the Morro Bay area. <text:s/>This workshop will be useful for beginners as well as more experienced birders who want to brush up on their skills. <text:s/>See what a difference it makes on your next field trip! <text:s/>This workshop is a prerequisite for event #092 on Sunday, Birding By Ear field trip.</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40</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00M00S" calcext:value-type="time">
            <text:p>16:00:00</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text:p>
          </table:table-cell>
          <table:table-cell office:value-type="string" calcext:value-type="string">
            <text:p>B,W,Y</text:p>
          </table:table-cell>
          <table:table-cell office:value-type="string" calcext:value-type="string">
            <text:p>Veterans' Hall</text:p>
          </table:table-cell>
          <table:table-cell office:value-type="string" calcext:value-type="string">
            <text:p>VH</text:p>
          </table:table-cell>
          <table:table-cell/>
          <table:table-cell office:value-type="string" calcext:value-type="string">
            <text:p>PWC</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0" calcext:value-type="float">
            <text:p>250</text:p>
          </table:table-cell>
          <table:table-cell office:value-type="string" calcext:value-type="string">
            <text:p>Yes</text:p>
          </table:table-cell>
          <table:table-cell office:value-type="string" calcext:value-type="string">
            <text:p>PWC2</text:p>
          </table:table-cell>
          <table:table-cell office:value-type="string" calcext:value-type="string">
            <text:p>SOLID</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075. <text:s/>Program at Veterans’ Hall in Morro Bay.</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41</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45M00S" calcext:value-type="time">
            <text:p>16: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Marlin Harms</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3</text:p>
          </table:table-cell>
          <table:table-cell office:value-type="string" calcext:value-type="string">
            <text:p>SOLID</text:p>
          </table:table-cell>
          <table:table-cell office:value-type="string" calcext:value-type="string">
            <text:p>Enjoy a leisurely boating tour of the bay and estuary with leader Marlin Harm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text:s/>Same as events #036, #070, #114, #122 &amp; #136.</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42</text:p>
          </table:table-cell>
          <table:table-cell office:value-type="string" calcext:value-type="string">
            <text:p>Retain</text:p>
          </table:table-cell>
          <table:table-cell table:style-name="ce2" office:value-type="time" office:time-value="PT16H00M00S" calcext:value-type="time">
            <text:p>16:00:00</text:p>
          </table:table-cell>
          <table:table-cell table:style-name="ce2" office:value-type="time" office:time-value="PT17H00M00S" calcext:value-type="time">
            <text:p>17:00:00</text:p>
          </table:table-cell>
          <table:table-cell office:value-type="string" calcext:value-type="string">
            <text:p>Presentation</text:p>
          </table:table-cell>
          <table:table-cell office:value-type="string" calcext:value-type="string">
            <text:p>Seabird Protection Network</text:p>
          </table:table-cell>
          <table:table-cell office:value-type="string" calcext:value-type="string">
            <text:p>Nature</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Dan Robinett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an Robinette of the Point Blue Conservation Science will be speaking about seabird life history strategies and the importance of California’s coastal habitats for seabird breeding, roosting, and foraging. <text:s/>He will highlight some of the many threats that seabirds face in California and offer some potential solutions to these threats. <text:s/>He will also discuss how seabirds can inform us about change within the highly variable marine environment.</text:p>
          </table:table-cell>
          <table:table-cell table:number-columns-repeated="998"/>
        </table:table-row>
        <table:table-row table:style-name="ro2">
          <table:table-cell office:value-type="string" calcext:value-type="string">
            <text:p>Saturday</text:p>
          </table:table-cell>
          <table:table-cell office:value-type="float" office:value="2" calcext:value-type="float">
            <text:p>2</text:p>
          </table:table-cell>
          <table:table-cell office:value-type="string" calcext:value-type="string">
            <text:p>243</text:p>
          </table:table-cell>
          <table:table-cell office:value-type="string" calcext:value-type="string">
            <text:p>Retain</text:p>
          </table:table-cell>
          <table:table-cell table:style-name="ce2" office:value-type="time" office:time-value="PT19H00M00S" calcext:value-type="time">
            <text:p>19:00:00</text:p>
          </table:table-cell>
          <table:table-cell table:style-name="ce2" office:value-type="time" office:time-value="PT20H30M00S" calcext:value-type="time">
            <text:p>20:30:00</text:p>
          </table:table-cell>
          <table:table-cell office:value-type="string" calcext:value-type="string">
            <text:p>Special Event</text:p>
          </table:table-cell>
          <table:table-cell office:value-type="string" calcext:value-type="string">
            <text:p>Keynote Speaker: Sheri Williamson - Hummingbirds: <text:s/>Small Wonders</text:p>
          </table:table-cell>
          <table:table-cell office:value-type="string" calcext:value-type="string">
            <text:p>Birding</text:p>
          </table:table-cell>
          <table:table-cell office:value-type="string" calcext:value-type="string">
            <text:p>B,W,Y</text:p>
          </table:table-cell>
          <table:table-cell office:value-type="string" calcext:value-type="string">
            <text:p>Morro Bay High School</text:p>
          </table:table-cell>
          <table:table-cell office:value-type="string" calcext:value-type="string">
            <text:p>MBHS</text:p>
          </table:table-cell>
          <table:table-cell/>
          <table:table-cell office:value-type="string" calcext:value-type="string">
            <text:p>Sheri Williams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0" calcext:value-type="float">
            <text:p>4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iny they may be, but hummingbirds know how to live large. <text:s/>Dazzling colors, "singing" feathers, huge brains, voracious appetites, pugnacious personalities, continent-spanning migrations, and sometimes scandalous sex lives are just a few of the qualities that have earned these minature marvels a devoted following far beyond the birding communit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1</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Casual Little Big Da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aggie Smith</text:p>
          </table:table-cell>
          <table:table-cell office:value-type="string" calcext:value-type="string">
            <text:p>Herb Elliott</text:p>
          </table:table-cell>
          <table:table-cell table:number-columns-repeated="2"/>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CLBD2</text:p>
          </table:table-cell>
          <table:table-cell office:value-type="string" calcext:value-type="string">
            <text:p>SOLID</text:p>
          </table:table-cell>
          <table:table-cell office:value-type="string" calcext:value-type="string">
            <text:p>Join Maggie Smith and Herb Elliott for a tour of many local birding hot-spots. <text:s/>Expect nearly 100 species, including specialties and rarities, with time to discuss the birds and savor them a bit. <text:s/>Travel with leader in van. <text:s/>Bring lunch. <text:s/>Easy but many in/out of van stops. <text:s/>Same as event #001.</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2</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cycle Birding Big Day</text:p>
          </table:table-cell>
          <table:table-cell office:value-type="string" calcext:value-type="string">
            <text:p>Birding</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im Royer</text:p>
          </table:table-cell>
          <table:table-cell table:number-columns-repeated="4"/>
          <table:table-cell office:value-type="string" calcext:value-type="string">
            <text:p>No</text:p>
          </table:table-cell>
          <table:table-cell office:value-type="string" calcext:value-type="string">
            <text:p>Bicy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Jim Royer for a birding tour of the area on bicycle and on foot. Length: about a 10-mile loop with some moderate hills and short walks. Start and end at the Community Center. The pace will be slow with frequent stops for birding. We will discuss field marks and bird vocalizations as we bird. <text:s/>Bring multi-speed bicycle, lock, helmet (required), water, snacks, tools, spare tube and patch kit. Also bring: back pack, fanny pack or bike back; binoculars, field guide, camera, layered clothing. Keep weight manageable for riding. Leader will have a scope. Beginning birders welcome, but not recommended for beginning cyclists. <text:s/>Expect to see 60 species or more: raptors, waterfowl, shorebirds and passerines. Rain or high winds cancel. <text:s/>Be present with your bike and ready to go at 6:45 AM at the front of the Community Center; we will leave at 7:00 AM sharp!</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3</text:p>
          </table:table-cell>
          <table:table-cell office:value-type="string" calcext:value-type="string">
            <text:p>New</text:p>
          </table:table-cell>
          <table:table-cell table:style-name="ce2" office:value-type="time" office:time-value="PT06H45M00S" calcext:value-type="time">
            <text:p>06:45:00</text:p>
          </table:table-cell>
          <table:table-cell table:style-name="ce2" office:value-type="time" office:time-value="PT17H00M00S" calcext:value-type="time">
            <text:p>17:00:00</text:p>
          </table:table-cell>
          <table:table-cell office:value-type="string" calcext:value-type="string">
            <text:p>Field Trip</text:p>
          </table:table-cell>
          <table:table-cell office:value-type="string" calcext:value-type="string">
            <text:p>Birding the Carrizo Plain</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Will Knowlton</text:p>
          </table:table-cell>
          <table:table-cell office:value-type="string" calcext:value-type="string">
            <text:p>Peter Gaede</text:p>
          </table:table-cell>
          <table:table-cell table:number-columns-repeated="2"/>
          <table:table-cell office:value-type="float" office:value="80" calcext:value-type="float">
            <text:p>8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4" calcext:value-type="float">
            <text:p>14</text:p>
          </table:table-cell>
          <table:table-cell office:value-type="string" calcext:value-type="string">
            <text:p>No</text:p>
          </table:table-cell>
          <table:table-cell/>
          <table:table-cell office:value-type="string" calcext:value-type="string">
            <text:p>still up in the air</text:p>
          </table:table-cell>
          <table:table-cell office:value-type="string" calcext:value-type="string">
            <text:p>Join Will Knowlton XXXXXs and Peter Gaede XXXXX <text:s/>for a fast-paced trip to look for Golden Eagles, Merlins, Prairie Falcons, Ferruginous Hawks, Mountain Plovers, Sage and Vesper Sparrows, and much more in this unique habitat of semi-desert scrub, open grassland, and juniper foothills. <text:s/>Travel with leaders in van. <text:s/>Time includes 4 hours round-trip travel. <text:s/>Bring Lunch. <text:s/>Easy, buy many in/out of van stops.</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4</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Little Pelagic Half-Day Ocean Trip</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Tom Benson</text:p>
          </table:table-cell>
          <table:table-cell office:value-type="string" calcext:value-type="string">
            <text:p>Tom Edell</text:p>
          </table:table-cell>
          <table:table-cell office:value-type="string" calcext:value-type="string">
            <text:p>Rich Hansen</text:p>
          </table:table-cell>
          <table:table-cell office:value-type="string" calcext:value-type="string">
            <text:p>Curtis Marantz</text:p>
          </table:table-cell>
          <table:table-cell office:value-type="float" office:value="65" calcext:value-type="float">
            <text:p>65</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39" calcext:value-type="float">
            <text:p>39</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Rich Hansen, Curtis Marantz, Tom Edell and Tom Benson on this short cruise out of Morro Bay. <text:s/>It offers likely views of whales, sea lions, sea otters, and near-shore Pacific seabirds, including several species of shearwaters and auklets. <text:s/>Meet at the Community Center and travel by personal vehicle to the boat. <text:s/>Bring liquids, lunch, and sunscreen, and take motion sickness medication prior to arriving. <text:s/>Dress for cold and wind, including gloves. <text:s/>The boat is typically used for fishing; no outdoor seating. <text:s/>There is seating available in the cabin. <text:s/>Note that the boat does not wait for late arrivals. <text:s/>Weather conditions may cancel.</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5</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ally Kren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BEFT2</text:p>
          </table:table-cell>
          <table:table-cell office:value-type="string" calcext:value-type="string">
            <text:p>SOLID</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three-mile round trip hike. Same as event #041.</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6</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W3</text:p>
          </table:table-cell>
          <table:table-cell office:value-type="string" calcext:value-type="string">
            <text:p>SOLID</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030 is a prerequisite for this event. Total walking distance will be about 1.2 miles. Easy. Travel by personal vehicle &lt;15 miles round trip from Community Center. Same as event #048.</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7</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Little Sit</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A Big Sit is an organized competitive group that attempts to identify (see or hear) as many species as possible from one spot (a 17-foot-diameter circle) in a calendar day. <text:s/>Birders at the Los Osos site overlooking Morro Bay had the highest world-wide total one year in the fall, and the site usually ranks high. <text:s/>Join Mike Stiles, an experienced Big Sitter, for a shorter version during which he will assist in honing your ID skills in stationary birding. <text:s/>The site overlooks the estuary and coastal scrub, riparian and dune habitats. <text:s/>A spotting scope would be helpful, though one will be provided for the group. <text:s/>Travel by personal vehicle 5 miles to the site, then a short walk to the "spot." Eas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8</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ECRP2</text:p>
          </table:table-cell>
          <table:table-cell office:value-type="string" calcext:value-type="string">
            <text:p>SOLID</text:p>
          </table:table-cell>
          <table:table-cell office:value-type="string" calcext:value-type="string">
            <text:p>Bird with Steve Griffith in a regional park through a variety of habitats including riparian, oak woodland and open space. <text:s/>Expect to see raptors and passerines. <text:s/>Focus will be on birding by ear as well as by eye. <text:s/>Beginners welcome! <text:s/>Includes 1-2 miles of level walking. 15 miles round trip by personal vehicle. <text:s/>Easy. <text:s/>Same as event #063.</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09</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Oak Woodland and Wetland Birds</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ger Zacha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beautiful wooded habitat in the Atascadero area east of Morro Bay with Roger Zachary. <text:s/>Stops include Cerro Alto Campground, Atascadero Lake and Creek, Salinas River and nearby oak habitats. <text:s/>Find Acorn Woodpeckers, Yellow-billed Magpies, and others. 50 miles round trip by personal vehicle. <text:s/>Moderat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0</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By Ear Field Trip</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BE2</text:p>
          </table:table-cell>
          <table:table-cell office:value-type="string" calcext:value-type="string">
            <text:p>SOLID</text:p>
          </table:table-cell>
          <table:table-cell office:value-type="string" calcext:value-type="string">
            <text:p>Most birds are heard, not seen! <text:s/>Learning to identify birds by sound is fun and rewarding, but it takes practice. Join Jessica Griffiths for a morning of birding as we work on identifying birds by song and call. <text:s/>We will use the tips, tricks, and mnemonic devices that were presented during the Birding By Ear Workshop. <text:s/>We will search for winter warblers, finches, sparrows, towhees, raptors and any other birds that might be making noise! <text:s/>We will meet at the Community Center and travel to one or more nearby birding locations during the morning. <text:s/>Distance 20 miles maximum round trip by personal vehicle. Easy. Event #078, Saturday Birding By Ear Workshop, is a prerequisite for this trip.</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1</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Laguna Lake</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ay Carroll</text:p>
          </table:table-cell>
          <table:table-cell office:value-type="string" calcext:value-type="string">
            <text:p>Scott Inm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leader Jay Carroll at Laguna Lake and the surrounding park, a migratory stop and home to a variety of waterfowl. <text:s/>Expect to see a variety of ducks, gulls, grebes, shorebirds, herons, egrets, Snow Geese and other birds, such as House Finch, goldfinches, meadowlarks, raptors, and even a possible Loggerhead Shrike. <text:s/>Beginners welcome! <text:s/>Includes 1 mile of level walking. 30 miles round trip by personal vehicle. <text:s/>Eas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2</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Eric Wier</text:p>
          </table:table-cell>
          <table:table-cell office:value-type="string" calcext:value-type="string">
            <text:p>Steve McMast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2</text:p>
          </table:table-cell>
          <table:table-cell office:value-type="string" calcext:value-type="string">
            <text:p>SOLID</text:p>
          </table:table-cell>
          <table:table-cell office:value-type="string" calcext:value-type="string">
            <text:p>Bird with Eric Wier and Steve McMasters in a spectacular 8,600-acre state park with untamed coastline and coastal uplands. <text:s/>Expect rocky-shore shorebirds, water birds, raptors, and passerines in various habitats. <text:s/>Includes 1-2 miles of slow walking. <text:s/>This is an ideal trip for new birders. 20 miles round trip by personal vehicle. <text:s/>Moderate. <text:s/>Same as events #049 &amp; #135.</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3</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Wildlife Viewing at Piedras Blancas</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hil Adam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Observe and learn about the many different marine mammals that frequent the ocean environment at the area around the Piedras Blancas elephant seal rookery. <text:s/>There will also be many shorebirds to observe. <text:s/>The walk, led by State Parks Docent Phil Adams, will be 3 1/2 hours; it is mostly flat and less than 2 miles. 50 miles round trip by personal vehicl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4</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PhoneScoping</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Bruce Webb</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PS2</text:p>
          </table:table-cell>
          <table:table-cell office:value-type="string" calcext:value-type="string">
            <text:p>SOLID</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ext:s/>Travel by personal vehicle to a nearby field site to PhoneScope birds. <text:s/>Easy. <text:s/>Same as event #054.</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text:p>
          </table:table-cell>
          <table:table-cell/>
          <table:table-cell office:value-type="string" calcext:value-type="string">
            <text:p>Cloisters</text:p>
          </table:table-cell>
          <table:table-cell table:number-columns-repeated="2"/>
          <table:table-cell office:value-type="string" calcext:value-type="string">
            <text:p>Lucien Plauzo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SSS2</text:p>
          </table:table-cell>
          <table:table-cell office:value-type="string" calcext:value-type="string">
            <text:p>SOLID</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059.</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ushroom Walk</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ennis Sherida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xplore the world of fungi with a fun guy! <text:s/>Join naturalist and photographer Dennis Sheridan in looking down rather than up under the Cambria pines searching for Boletus, Candy Cap, Honey Mushroom, Jack-O’Lantern and Amanita mushrooms. 50 miles round trip by personal vehicle. <text:s/>Moderat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3H00M00S" calcext:value-type="time">
            <text:p>13:00:00</text:p>
          </table:table-cell>
          <table:table-cell office:value-type="string" calcext:value-type="string">
            <text:p>Field Trip</text:p>
          </table:table-cell>
          <table:table-cell office:value-type="string" calcext:value-type="string">
            <text:p>San Luis Lighthouse at Avila</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aul O'Connor</text:p>
          </table:table-cell>
          <table:table-cell table:number-columns-repeated="3"/>
          <table:table-cell office:value-type="float" office:value="40" calcext:value-type="float">
            <text:p>40</text:p>
          </table:table-cell>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6" calcext:value-type="float">
            <text:p>2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Paul O'Connor and the Point San Luis Lighthouse Keepers welcome you to a docent-led interpretive tour of the beautifully restored San Luis Lighthouse, the Hornhouse, and other structures. You will get a glimpse into the lives of the families who were the original keepers of the lighthouse. The historic Light Station Park, built in 1890, enjoys dramatic vistas stretching from Avila to Vandenberg. Birds are abundant at this site. Travel by personal vehicle to the lighthouse tour parking lot at Wild Cherry Canyon and Avila Beach Drive. Van leaves Community Center at 8:00am for arrival at the lighthouse parking lot by 9:00 AM. <text:s/>End time for actual van tour is 12 Noon, so arrival at Community Center may be earlier than 1:00pm. <text:s/>46 miles round trip.</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8</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Cal Poly Canyon</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rl Frank</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creekside walk with Karl Frank and wildlife biology students up Poly Canyon through riparian, coastal scrub and rock outcrop communities. <text:s/>Expect to see Oak Titmouse, Chestnut-backed Chickadee, Steller’s Jay, Rufous-crowned Sparrow, Nuttall’s Woodpecker, wintering warblers, and other species. <text:s/>About 1.5 mile walk, round trip. <text:s/>Maybe visit other birding hot spots on campus. 25 miles round trip by personal vehicle. <text:s/>Moderate with limited restroom facilities. Parking fee at Cal Poly is $5 per vehicl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19</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hotograph Birds Where the Locals Go</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ring a camera along with your binoculars to photograph and observe local scenic hot spots with birds. Don Quintana and Jerry Kirkhart will offer tips on capturing images from birds to panoramas while visiting several uniquely beautiful locations around the bay. <text:s/>Photo opportunities abound. <text:s/>All locations are easily accessible. <text:s/>See Don’s photography at www.donaldquintana.com and www.flickr.com/photos/donaldquintana/; see Jerry's at www.flickr.com/photos/jkirkhart35 (birds set or birds in flight set). <text:s/>Travel by personal vehicle. <text:s/>Eas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Highway 1 Corridor Raptor Surve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Schubert</text:p>
          </table:table-cell>
          <table:table-cell table:number-columns-repeated="3"/>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ologist Steve Schubert to explore a historic Cayucos area ranch (weather and roads permitting) with varying habitats including streamside woodland, grassland and pastureland, rock outcrops, and a large pond and freshwater marsh. <text:s/>Also search for raptors along the Highway 1 corridor between Morro Bay and San Simeon looking for target birds such as Peregrine Falcon, American Kestrel, White-tailed Kite, Red-tailed Hawk, Red-shouldered Hawk, accipiters, Northern Harrier, Golden Eagle, Bald Eagle, and Ferruginous Hawk. <text:s/>Moderately difficult hiking on the ranch on unpaved ranch roads and some uneven ground, about a mile round trip. <text:s/>Travel with leader in van. <text:s/>Bring lunch. <text:s/>Moderat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1</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30M00S" calcext:value-type="time">
            <text:p>11:30:00</text:p>
          </table:table-cell>
          <table:table-cell office:value-type="string" calcext:value-type="string">
            <text:p>Presentation/Field Trip</text:p>
          </table:table-cell>
          <table:table-cell office:value-type="string" calcext:value-type="string">
            <text:p>Birding for Beginners</text:p>
          </table:table-cell>
          <table:table-cell office:value-type="string" calcext:value-type="string">
            <text:p>Birding</text:p>
          </table:table-cell>
          <table:table-cell office:value-type="string" calcext:value-type="string">
            <text:p>B,Y</text:p>
          </table:table-cell>
          <table:table-cell office:value-type="string" calcext:value-type="string">
            <text:p>Museum</text:p>
          </table:table-cell>
          <table:table-cell office:value-type="string" calcext:value-type="string">
            <text:p>MU</text:p>
          </table:table-cell>
          <table:table-cell office:value-type="string" calcext:value-type="string">
            <text:p>Auditorium</text:p>
          </table:table-cell>
          <table:table-cell office:value-type="string" calcext:value-type="string">
            <text:p>Robbie Revel</text:p>
          </table:table-cell>
          <table:table-cell office:value-type="string" calcext:value-type="string">
            <text:p>Karen Watts</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ate Parks Docents Robbie Revel and Karen Watts to learn the skills needed to master birding as a hobby. <text:s/>During the presentation, the resources of the Morro Bay State Park Museum will be used to illustrate the criteria for bird identification. You will practice making observations, learn to use binoculars and spotting scopes, and learn about resources available for ongoing skill building. <text:s/>Following the presentation, participants will put their new skills to use on a birding expedition around the museum and State Park area. <text:s/>Easy, family oriented, but not appropriate for young children. Meet at Morro Bay Museum of Natural Histor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chele Roes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text:s/>Easy. Same as event # 027.</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3</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arina &amp; Campground Birding</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Mike Bush</text:p>
          </table:table-cell>
          <table:table-cell office:value-type="string" calcext:value-type="string">
            <text:p>Bert Townsen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leaders Mike Bush and Bert Townsend to explore the Morro Bay State Park marina boardwalk and the environs around the campground. Expect to see shorebirds, ducks, geese, loons, grebes, gulls, terns and herons. <text:s/>Additionally, Peregrine Falcons and other raptors, warblers, sparrows, finch and other local birds are often seen. 5 mile round trip by personal vehicl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n Melc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MBS2</text:p>
          </table:table-cell>
          <table:table-cell office:value-type="string" calcext:value-type="string">
            <text:p>SOLID</text:p>
          </table:table-cell>
          <table:table-cell office:value-type="string" calcext:value-type="string">
            <text:p>Join leader Ron Melcer for a flat 2-3 mile walk birding the diverse shoreline habitats of the Back Bay, including Sweet Springs Nature Preserve, Cuesta Inlet, and Pecho Willows. <text:s/>Expect a variety of shorebirds, waterfowl, raptors and passerines. <text:s/>12 miles round trip by personal vehicle. <text:s/>Moderate. <text:s/>Same as event #015.</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5</text:p>
          </table:table-cell>
          <table:table-cell office:value-type="string" calcext:value-type="string">
            <text:p>Retain</text:p>
          </table:table-cell>
          <table:table-cell table:style-name="ce2" office:value-type="time" office:time-value="PT08H45M00S" calcext:value-type="time">
            <text:p>08: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eginning Birding Hot Spot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ick Austi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field class is for novice birders. <text:s/>Travel to nearby locations where leader Rick Austin will help you identify some of the most beautiful and easy-to-see birds around Morro Bay. <text:s/>Bring your favorite field guide and binoculars. &lt;10 miles round trip by personal vehicle. <text:s/>Eas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text:p>
          </table:table-cell>
          <table:table-cell office:value-type="string" calcext:value-type="string">
            <text:p>B</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3</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text:s/>Same as events #016 &amp; #065.</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Easy Birding</text:p>
          </table:table-cell>
          <table:table-cell office:value-type="string" calcext:value-type="string">
            <text:p>Birding</text:p>
          </table:table-cell>
          <table:table-cell office:value-type="string" calcext:value-type="string">
            <text:p>B,W,Y</text:p>
          </table:table-cell>
          <table:table-cell office:value-type="string" calcext:value-type="string">
            <text:p>Cloisters</text:p>
          </table:table-cell>
          <table:table-cell table:number-columns-repeated="2"/>
          <table:table-cell office:value-type="string" calcext:value-type="string">
            <text:p>Dawn Beatti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Cloisters Park, with pond and nearby dunes, offers an interesting variety of birds, such as White- and Golden-crowned Sparrows, California Thrasher, Yellow-rumped Warbler, and Black-crowned Night-Heron. <text:s/>The pond also attracts migratory ducks and geese. <text:s/>Join leader Dawn Beattie in the Azure Street parking lot: from Hwy 1 at the north end of Morro Bay, turn west at the San Jacinto traffic light; at the dead end, make a short jog to the left then right into the parking lot. <text:s/>People in wheelchairs or using walkers or canes will find all paths accessible. <text:s/>Two miles from the Community Center. <text:s/>Easy.</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8</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uvaishyana</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LMR2</text:p>
          </table:table-cell>
          <table:table-cell office:value-type="string" calcext:value-type="string">
            <text:p>SOLID</text:p>
          </table:table-cell>
          <table:table-cell office:value-type="string" calcext:value-type="string">
            <text:p>Walk with Rouvaishyana, Museum Manager and Park Interpreter, and Bob Revel, State Parks Docent,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032.</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29</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Jewels in your Backyard: Attracting and Feeding Hummingbirds</text:p>
          </table:table-cell>
          <table:table-cell office:value-type="string" calcext:value-type="string">
            <text:p>Birding</text:p>
          </table:table-cell>
          <table:table-cell office:value-type="string" calcext:value-type="string">
            <text:p>B,W</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heri Williamson</text:p>
          </table:table-cell>
          <table:table-cell office:value-type="string" calcext:value-type="string">
            <text:p>Tom Wood</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our guest celebrities for a basic course in how to attract and enjoy hummingbirds in your yard. <text:s/>We will cover basics of feeder design and maintenance, proper hummingbird nectar preparation and landscaping for hummingbirds using native plants. <text:s/>Make your year a hummingbird oasis.</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0</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4</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066 &amp; #129.</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1</text:p>
          </table:table-cell>
          <table:table-cell office:value-type="string" calcext:value-type="string">
            <text:p>Retain</text:p>
          </table:table-cell>
          <table:table-cell table:style-name="ce2" office:value-type="time" office:time-value="PT09H30M00S" calcext:value-type="time">
            <text:p>09:30:00</text:p>
          </table:table-cell>
          <table:table-cell table:style-name="ce2" office:value-type="time" office:time-value="PT12H00M00S" calcext:value-type="time">
            <text:p>12:00:00</text:p>
          </table:table-cell>
          <table:table-cell office:value-type="string" calcext:value-type="string">
            <text:p>Presentation/Field Trip</text:p>
          </table:table-cell>
          <table:table-cell office:value-type="string" calcext:value-type="string">
            <text:p>Sustainable Seafood</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Steve Hendrick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eve Hendricks, Cuesta College biology instructor, for an introduction to sustainable commercial fishing. Steve will cover some key topics in a brief lecture, then head for the docks in Morro Bay to get a first hand look at various kinds of boats and tackle and learn how they affect the ecosystem. <text:s/>Finish at Dockside restaurant with local commercial fisherman Mark Tognazzini (lunch optional, on your own).</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2</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3</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45M00S" calcext:value-type="time">
            <text:p>14: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Mike Stiles</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4</text:p>
          </table:table-cell>
          <table:table-cell office:value-type="string" calcext:value-type="string">
            <text:p>SOLID</text:p>
          </table:table-cell>
          <table:table-cell office:value-type="string" calcext:value-type="string">
            <text:p>Enjoy a leisurely boating tour of the bay and estuary with Mike Stile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036, #070, #080, #122 &amp; #136.</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Elfin Forest</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Vicky Johnse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Vicky Johnsen at the Elfin Forest, which encompasses 7 habitats, all visible from the boardwalk. The “Magic” of the Elfin Forest is in the adaptability of the various plant communities to a very hostile environment and the hidden beauty found everywhere despite the 4-year drought! Travel by personal vehicle &lt; 10 miles.</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5</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30M00S" calcext:value-type="time">
            <text:p>16:30:00</text:p>
          </table:table-cell>
          <table:table-cell office:value-type="string" calcext:value-type="string">
            <text:p>Presentation/Field Trip</text:p>
          </table:table-cell>
          <table:table-cell office:value-type="string" calcext:value-type="string">
            <text:p>Shorebirds Made Easy</text:p>
          </table:table-cell>
          <table:table-cell office:value-type="string" calcext:value-type="string">
            <text:p>Birding</text:p>
          </table:table-cell>
          <table:table-cell office:value-type="string" calcext:value-type="string">
            <text:p>B,Y</text:p>
          </table:table-cell>
          <table:table-cell office:value-type="string" calcext:value-type="string">
            <text:p>Museum</text:p>
          </table:table-cell>
          <table:table-cell office:value-type="string" calcext:value-type="string">
            <text:p>MU</text:p>
          </table:table-cell>
          <table:table-cell office:value-type="string" calcext:value-type="string">
            <text:p>Auditorium</text:p>
          </table:table-cell>
          <table:table-cell office:value-type="string" calcext:value-type="string">
            <text:p>Claudia Freita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6" calcext:value-type="float">
            <text:p>1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Peeps!!!? <text:s/>Little brown birds … oh my. <text:s/>How do you ever tell one shorebird from another? <text:s/>What is a 'shorebird’? <text:s/>Learn how to tell the 10 to 20 most common species apart. <text:s/>Join biologist and State Parks Docent Claudia Freitas for a photo presentation showing the characteristics of our local shorebirds, followed by a walk along the shore to test your new-found knowledge. <text:s/>Easy. <text:s/>Meet at the Museum of Natural History in Morro Bay State Park.</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6</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Claudia Duckwor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WCT2</text:p>
          </table:table-cell>
          <table:table-cell office:value-type="string" calcext:value-type="string">
            <text:p>SOLID</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text:s/>Easy. Same as event #028.</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7</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Butterflying: A Perfect Complement to Birding</text:p>
          </table:table-cell>
          <table:table-cell office:value-type="string" calcext:value-type="string">
            <text:p>Nature</text:p>
          </table:table-cell>
          <table:table-cell office:value-type="string" calcext:value-type="string">
            <text:p>B,W,Y</text:p>
          </table:table-cell>
          <table:table-cell office:value-type="string" calcext:value-type="string">
            <text:p>Community Center</text:p>
          </table:table-cell>
          <table:table-cell office:value-type="string" calcext:value-type="string">
            <text:p>CC</text:p>
          </table:table-cell>
          <table:table-cell office:value-type="string" calcext:value-type="string">
            <text:p>Multipurpose Room</text:p>
          </table:table-cell>
          <table:table-cell office:value-type="string" calcext:value-type="string">
            <text:p>Bill Bout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0" calcext:value-type="float">
            <text:p>1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With the advent of inexpensive close-focusing binoculars and a new generation of field guides, many people, especially birders, are discovering the joys and rewards of butterfly-watching and photographing. <text:s/>Since birds are most often active early and late in the day, while butterflies are generally most active in the middle of the day, butterflying perfectly complements birding. <text:s/>During this entertaining, beautiful, and informative digital presentation, Bill Bouton will explain techniques for finding and enjoying butterflies, describe their fascinating life cycles, illustrate butterfly predators in action, and whet your appetite for discovering these beautiful and fascinating creatures for yourself.</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8</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aren Perry</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MBUC2</text:p>
          </table:table-cell>
          <table:table-cell office:value-type="string" calcext:value-type="string">
            <text:p>SOLID</text:p>
          </table:table-cell>
          <table:table-cell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119. <text:s/>WHAT DOCK?????????????????</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39</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 Skulls and Dissection</text:p>
          </table:table-cell>
          <table:table-cell office:value-type="string" calcext:value-type="string">
            <text:p>Nature</text:p>
          </table:table-cell>
          <table:table-cell office:value-type="string" calcext:value-type="string">
            <text:p>B,W</text:p>
          </table:table-cell>
          <table:table-cell office:value-type="string" calcext:value-type="string">
            <text:p>Museum</text:p>
          </table:table-cell>
          <table:table-cell office:value-type="string" calcext:value-type="string">
            <text:p>MU</text:p>
          </table:table-cell>
          <table:table-cell office:value-type="string" calcext:value-type="string">
            <text:p>Auditorium</text:p>
          </table:table-cell>
          <table:table-cell office:value-type="string" calcext:value-type="string">
            <text:p>Rouvaishy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If you’ve ever wondered about the muscular and organ systems of birds, this is for you. <text:s/>Rouvaishyana, Manager of the Morro Bay Museum of Natural History, has skinned dozens of birds for mounted specimens. <text:s/>Assisted by Jerry Kirkhart, State Parks Docent and zoologist, he will skin a thawed specimen from the Museum’s collection to demonstrate flight and feather positioning muscles, leg movement, skin, and some of the incredible adaptations of bird anatomy to a lifetime of flight. <text:s/>Not for the squeamish, but sure to be fascinating. <text:s/>Meet at the Museum of Natural History in the Morro Bay State Park.</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40</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7H00M00S" calcext:value-type="time">
            <text:p>17:00:00</text:p>
          </table:table-cell>
          <table:table-cell office:value-type="string" calcext:value-type="string">
            <text:p>Presentation/Field Trip</text:p>
          </table:table-cell>
          <table:table-cell office:value-type="string" calcext:value-type="string">
            <text:p>Dairy Creek Zero-Waste Facility</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office:value-type="string" calcext:value-type="string">
            <text:p>Lounge</text:p>
          </table:table-cell>
          <table:table-cell office:value-type="string" calcext:value-type="string">
            <text:p>Karl Frank</text:p>
          </table:table-cell>
          <table:table-cell office:value-type="string" calcext:value-type="string">
            <text:p>Josh Heptig</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an Luis Obispo Golf Superintendent Josh Heptig and bird leader Karl Frank for a brief PowerPoint presentation followed by a fascinating tour of Dairy Creek’s Zero Waste facilities. <text:s/>Visit the owl boxes and raptor perches, as well as the sheep that assist with the land management of the “native areas” within the golf course. <text:s/>Dairy Creek strives to be the first golf course in the nation to be considered Zero Waste. <text:s/>Bird through the golf course to view a variety of land birds (without fear of errant golf balls). <text:s/>Easy. Travel 15 miles round trip by personal vehicle.</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41</text:p>
          </table:table-cell>
          <table:table-cell office:value-type="string" calcext:value-type="string">
            <text:p>Retain</text:p>
          </table:table-cell>
          <table:table-cell table:style-name="ce2" office:value-type="time" office:time-value="PT14H45M00S" calcext:value-type="time">
            <text:p>14:45:00</text:p>
          </table:table-cell>
          <table:table-cell table:style-name="ce2" office:value-type="time" office:time-value="PT16H30M00S" calcext:value-type="time">
            <text:p>16:30: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David Lawrence</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5</text:p>
          </table:table-cell>
          <table:table-cell office:value-type="string" calcext:value-type="string">
            <text:p>SOLID</text:p>
          </table:table-cell>
          <table:table-cell office:value-type="string" calcext:value-type="string">
            <text:p>Enjoy a leisurely boating tour of the bay and estuary with leader Dave Lawrence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36, #070, #080, #114 &amp; #136.</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42</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Great Blue Herons, Egrets and Other Rookery Wonders</text:p>
          </table:table-cell>
          <table:table-cell office:value-type="string" calcext:value-type="string">
            <text:p>Birding</text:p>
          </table:table-cell>
          <table:table-cell office:value-type="string" calcext:value-type="string">
            <text:p>B,W,Y</text:p>
          </table:table-cell>
          <table:table-cell office:value-type="string" calcext:value-type="string">
            <text:p>Museum</text:p>
          </table:table-cell>
          <table:table-cell office:value-type="string" calcext:value-type="string">
            <text:p>MU</text:p>
          </table:table-cell>
          <table:table-cell office:value-type="string" calcext:value-type="string">
            <text:p>Auditorium</text:p>
          </table:table-cell>
          <table:table-cell office:value-type="string" calcext:value-type="string">
            <text:p>Louise Abbott</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8" calcext:value-type="float">
            <text:p>5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a talk about Great Blue Herons, Great and Snowy Egrets, Black-crowned Night-Herons and other residents of the rookery in Morro Bay State Park. <text:s/>Learn about courtship rituals and nesting habits, and see photos of adults caring for their young. <text:s/>Meet in the auditorium at the Museum of Natural History with State Parks Docent Louise Abbott.</text:p>
          </table:table-cell>
          <table:table-cell table:number-columns-repeated="998"/>
        </table:table-row>
        <table:table-row table:style-name="ro2">
          <table:table-cell office:value-type="string" calcext:value-type="string">
            <text:p>Sunday</text:p>
          </table:table-cell>
          <table:table-cell office:value-type="float" office:value="3" calcext:value-type="float">
            <text:p>3</text:p>
          </table:table-cell>
          <table:table-cell office:value-type="string" calcext:value-type="string">
            <text:p>343</text:p>
          </table:table-cell>
          <table:table-cell office:value-type="string" calcext:value-type="string">
            <text:p>Retain</text:p>
          </table:table-cell>
          <table:table-cell table:style-name="ce2" office:value-type="time" office:time-value="PT19H00M00S" calcext:value-type="time">
            <text:p>19:00:00</text:p>
          </table:table-cell>
          <table:table-cell table:style-name="ce2" office:value-type="time" office:time-value="PT20H30M00S" calcext:value-type="time">
            <text:p>20:30:00</text:p>
          </table:table-cell>
          <table:table-cell office:value-type="string" calcext:value-type="string">
            <text:p>Presentation</text:p>
          </table:table-cell>
          <table:table-cell office:value-type="string" calcext:value-type="string">
            <text:p>Sunday Keynote Speaker - Tom Wood - The Hummer with the Silver Bracelet</text:p>
          </table:table-cell>
          <table:table-cell office:value-type="string" calcext:value-type="string">
            <text:p>Birding</text:p>
          </table:table-cell>
          <table:table-cell office:value-type="string" calcext:value-type="string">
            <text:p>B,YW</text:p>
          </table:table-cell>
          <table:table-cell office:value-type="string" calcext:value-type="string">
            <text:p>Morro Bay High School</text:p>
          </table:table-cell>
          <table:table-cell office:value-type="string" calcext:value-type="string">
            <text:p>MBHS</text:p>
          </table:table-cell>
          <table:table-cell/>
          <table:table-cell office:value-type="string" calcext:value-type="string">
            <text:p>Tom Wood</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0" calcext:value-type="float">
            <text:p>3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Hummer with a Silver Bracelet - Examining 25 years of hummingbird banding. <text:s/>This program recounts more than two decades of studying hummingbirds in southeastern Arizona in one of the longest-running banding projects of its type. <text:s/>We'll see the evoultion of banding techniques, see what has been learned during the project, what questions remain and discuss the future of banding. <text:s/>Along the way we will travel to columbia and Ecuador to help with banding projects in the tropics.</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1</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ack Bay Birding</text:p>
          </table:table-cell>
          <table:table-cell office:value-type="string" calcext:value-type="string">
            <text:p>Birding</text:p>
          </table:table-cell>
          <table:table-cell office:value-type="string" calcext:value-type="string">
            <text:p>B</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im Roy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expert birder Jim Royer to bird the southern end of Morro Bay, between Pecho Willows and the Audubon Overlook. We should see a variety of shorebirds, waterfowl, and passerines (well over 60 species, weather allowing). Expect a quick paced, but enjoyable morning of birding. We will walk a little over a mile in sand, on pavement and dirt. This trip should be an introduction to the birds of the Morro Bay Back Bay for beginning birders, and a good way for more experienced birders to work on birding by ear and other ID challenges. Travel by personal vehicle &lt;12 miles.</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3</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co-Friendly Halter Ranch</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ger Zachary</text:p>
          </table:table-cell>
          <table:table-cell office:value-type="string" calcext:value-type="string">
            <text:p>Mitch Wy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rive through oak woodland along North County back roads with Roger Zachary and Mitch Wyss, retired Vineyard Manager and avid birder, to Halter Ranch for a tour of an environmentally sensitive vineyard. <text:s/>See raptors and Yellow-billed Magpies as you drive, and learn how vineyard owners conserve natural habitat to preserve birds and other wildlife. <text:s/>Bring a lunch and sample a few varietals. 75 miles round trip by personal vehicle; or, for those enroute north toward home, the Ranch is 18 miles round trip from Highway 101 in Paso Robles. <text:s/>Easy.</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2</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VMH2</text:p>
          </table:table-cell>
          <table:table-cell office:value-type="string" calcext:value-type="string">
            <text:p>SOLID</text:p>
          </table:table-cell>
          <table:table-cell office:value-type="string" calcext:value-type="string">
            <text:p>Observe the different birds found at San Simeon State Park by the creek, wetlands, chaparral, and pine forest habitats, with State Parks Docents Phil and Carole Adams. <text:s/>Expect a variety of land birds including Pygmy Nuthatches. 50 miles round trip by personal vehicle. <text:s/>Moderate. <text:s/>Same as event #007.</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4</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ontoon Boat Ride on Lopez Lake ??????</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an Surbey</text:p>
          </table:table-cell>
          <table:table-cell office:value-type="string" calcext:value-type="string">
            <text:p>Chuck Woodard</text:p>
          </table:table-cell>
          <table:table-cell table:number-columns-repeated="2"/>
          <table:table-cell office:value-type="float" office:value="9999" calcext:value-type="float">
            <text:p>9999</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esigned for those driving home from the festival toward the south. From Highway 101, exit Grand Avenue East in Arroyo Grande and merge to Lopez Lake Road to arrive at Lake Lopez, 12 miles east of Arroyo Grande. Join Park Ranger Chuck Woodard and Jan Surbey to bird along the shoreline and in the coves of the lake looking for waterfowl and oak woodland birds. <text:s/>Bring binoculars and a warm jacket. Travel by personal vehicle. NOTE - if lake level is too low - and launch ramp closed to pontoon boat, a good plan B would be to do a general birding outing on foot at Lopez Lake.</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30M00S" calcext:value-type="time">
            <text:p>10:30:00</text:p>
          </table:table-cell>
          <table:table-cell office:value-type="string" calcext:value-type="string">
            <text:p>Field Trip</text:p>
          </table:table-cell>
          <table:table-cell office:value-type="string" calcext:value-type="string">
            <text:p>Gulls of San Luis Obispo County Field Study</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GSLOC3</text:p>
          </table:table-cell>
          <table:table-cell office:value-type="string" calcext:value-type="string">
            <text:p>SOLID</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034 is a prerequisite for this event. <text:s/>Travel by personal vehicle &lt;5 miles round trip from Community Center. <text:s/>Easy. <text:s/>Same as event #055.</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text:p>
          </table:table-cell>
          <table:table-cell office:value-type="string" calcext:value-type="string">
            <text:p>B,Y</text:p>
          </table:table-cell>
          <table:table-cell office:value-type="string" calcext:value-type="string">
            <text:p>State Park Marina</text:p>
          </table:table-cell>
          <table:table-cell office:value-type="string" calcext:value-type="string">
            <text:p>SPM</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6" calcext:value-type="float">
            <text:p>6</text:p>
          </table:table-cell>
          <table:table-cell office:value-type="string" calcext:value-type="string">
            <text:p>Yes</text:p>
          </table:table-cell>
          <table:table-cell office:value-type="string" calcext:value-type="string">
            <text:p>K5</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066 &amp; #110.</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Guadalupe Dunes &amp; River Mouth</text:p>
          </table:table-cell>
          <table:table-cell office:value-type="string" calcext:value-type="string">
            <text:p>Birding</text:p>
          </table:table-cell>
          <table:table-cell/>
          <table:table-cell office:value-type="string" calcext:value-type="string">
            <text:p>Santa Maria</text:p>
          </table:table-cell>
          <table:table-cell table:number-columns-repeated="2"/>
          <table:table-cell office:value-type="string" calcext:value-type="string">
            <text:p>Melissa Kelly</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esigned for those driving home from the festival toward the south. <text:s/>Meet at Denny’s parking lot, 1019 E. <text:s/>Main Street, in Santa Maria, CA (exit 171 from 101). <text:s/>This is 45 miles south of Morro Bay! <text:s/>Travel with Melissa Kelly, Santa Barbara County Parks Naturalist, to view birds at the Santa Maria River Estuary at Rancho Guadalupe Dunes Preserve. <text:s/>Expect to see a variety of gulls, waterfowl, shorebirds, raptors, and perhaps some pelagics offshore. <text:s/>A feeder in the riparian habitat also regularly sports Chestnut-backed Chickadees, Hermit Thrush, Golden-crowned Sparrows and sometimes a Fox Sparrow or two. <text:s/>Expect to walk along the beach about 1/4 mile. <text:s/>Easy.</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8</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Fiscalini Ranch</text:p>
          </table:table-cell>
          <table:table-cell office:value-type="string" calcext:value-type="string">
            <text:p>Birding</text:p>
          </table:table-cell>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Bob Keall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FR2</text:p>
          </table:table-cell>
          <table:table-cell office:value-type="string" calcext:value-type="string">
            <text:p>SOLID</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shore shorebirds. <text:s/>Pace will be determined by leader and desires of the group. 50 miles round trip by personal vehicle. <text:s/>Moderate. <text:s/>Same as event #057.</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09</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text:p>
          </table:table-cell>
          <table:table-cell office:value-type="string" calcext:value-type="string">
            <text:p>B,W</text:p>
          </table:table-cell>
          <table:table-cell office:value-type="string" calcext:value-type="string">
            <text:p>Buellton</text:p>
          </table:table-cell>
          <table:table-cell office:value-type="string" calcext:value-type="string">
            <text:p>BU</text:p>
          </table:table-cell>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LCR2</text:p>
          </table:table-cell>
          <table:table-cell office:value-type="string" calcext:value-type="string">
            <text:p>SOLID</text:p>
          </table:table-cell>
          <table:table-cell office:value-type="string" calcext:value-type="string">
            <text:p>Designed for those driving home from the festival toward the south. <text:s/>Meet at Albertson's Parking Lot in Buellton, CA (Hwy 246 east exit from 101). <text:s/>This is 75 miles south of Morro Bay! <text:s/>Meet Peter Dullea (cell 805-350-1304) at 8:00 am SHARP to continue on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175 miles round trip drive from Morro Bay. <text:s/>Easy. <text:s/>Same as event #010.</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Riparian Habitats of Montana de Oro</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Rouvaishyana</text:p>
          </table:table-cell>
          <table:table-cell office:value-type="string" calcext:value-type="string">
            <text:p>John Say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ravel with State Parks Interpreter Rouvaishyana and State Parks Environmental Scientist John Sayers for a walk through the riparian habitat in Montana de Oro State Park <text:s/>to discuss how birds interact with their surroundings. <text:s/>They will help identify birds as they talk about the habitats birds are occupuying and the plants they are utiliziing. <text:s text:c="2"/>20 miles round trip by personal vehicle. <text:s/>2-3 mile walk. <text:s/>Moderate.</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1</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3</text:p>
          </table:table-cell>
          <table:table-cell office:value-type="string" calcext:value-type="string">
            <text:p>SOLID</text:p>
          </table:table-cell>
          <table:table-cell office:value-type="string" calcext:value-type="string">
            <text:p>Bird with Steve Griffith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049 &amp; #093.</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Oso Flaco Lake Area</text:p>
          </table:table-cell>
          <table:table-cell office:value-type="string" calcext:value-type="string">
            <text:p>Birding</text:p>
          </table:table-cell>
          <table:table-cell office:value-type="string" calcext:value-type="string">
            <text:p>B,Y</text:p>
          </table:table-cell>
          <table:table-cell office:value-type="string" calcext:value-type="string">
            <text:p>Oso Flaco</text:p>
          </table:table-cell>
          <table:table-cell table:number-columns-repeated="2"/>
          <table:table-cell office:value-type="string" calcext:value-type="string">
            <text:p>Tom Slater</text:p>
          </table:table-cell>
          <table:table-cell office:value-type="string" calcext:value-type="string">
            <text:p>Owen Slater</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OFLA3</text:p>
          </table:table-cell>
          <table:table-cell office:value-type="string" calcext:value-type="string">
            <text:p>SOLID</text:p>
          </table:table-cell>
          <table:table-cell office:value-type="string" calcext:value-type="string">
            <text:p>Bird with Tom and Owen Slater. <text:s/>Enjoy close views of waterfowl, and often bitterns and rails, from the boardwalk over Oso Flaco lake and marsh. <text:s/>Bird two prime willow habitats for wintering warblers. Includes 2 miles of slow walking. <text:s/>Moderate. This trip meets at Oso Flaco Lake, 45 miles south of the Morro Bay Community Center. <text:s/>Meet at the parking lot at 8:30am; <text:s/>allow one hour driving time from Morro Bay. Same as #053 &amp; #096.</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3</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text:p>
          </table:table-cell>
          <table:table-cell office:value-type="string" calcext:value-type="string">
            <text:p>B,Y</text:p>
          </table:table-cell>
          <table:table-cell office:value-type="string" calcext:value-type="string">
            <text:p>Embarcadero</text:p>
          </table:table-cell>
          <table:table-cell office:value-type="string" calcext:value-type="string">
            <text:p>EM</text:p>
          </table:table-cell>
          <table:table-cell/>
          <table:table-cell office:value-type="string" calcext:value-type="string">
            <text:p>Claudia Freitas</text:p>
          </table:table-cell>
          <table:table-cell office:value-type="string" calcext:value-type="string">
            <text:p>Robbie Revel</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6</text:p>
          </table:table-cell>
          <table:table-cell office:value-type="string" calcext:value-type="string">
            <text:p>SOLID</text:p>
          </table:table-cell>
          <table:table-cell office:value-type="string" calcext:value-type="string">
            <text:p>Enjoy a leisurely boating tour of the bay and estuary with State Parks Docents Claudia Freitas and Robbie Revel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036, #070, #080, #114 &amp; #122.</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4</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Birding</text:p>
          </table:table-cell>
          <table:table-cell office:value-type="string" calcext:value-type="string">
            <text:p>B,Y</text:p>
          </table:table-cell>
          <table:table-cell office:value-type="string" calcext:value-type="string">
            <text:p>Community Center</text:p>
          </table:table-cell>
          <table:table-cell office:value-type="string" calcext:value-type="string">
            <text:p>CC</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998"/>
        </table:table-row>
        <table:table-row table:style-name="ro2">
          <table:table-cell office:value-type="string" calcext:value-type="string">
            <text:p>Monday</text:p>
          </table:table-cell>
          <table:table-cell office:value-type="float" office:value="4" calcext:value-type="float">
            <text:p>4</text:p>
          </table:table-cell>
          <table:table-cell office:value-type="string" calcext:value-type="string">
            <text:p>415</text:p>
          </table:table-cell>
          <table:table-cell office:value-type="string" calcext:value-type="string">
            <text:p>Retain</text:p>
          </table:table-cell>
          <table:table-cell table:style-name="ce2" office:value-type="time" office:time-value="PT10H15M00S" calcext:value-type="time">
            <text:p>10:15:00</text:p>
          </table:table-cell>
          <table:table-cell table:style-name="ce2" office:value-type="time" office:time-value="PT11H30M00S" calcext:value-type="time">
            <text:p>11:30:00</text:p>
          </table:table-cell>
          <table:table-cell office:value-type="string" calcext:value-type="string">
            <text:p>Presentation</text:p>
          </table:table-cell>
          <table:table-cell office:value-type="string" calcext:value-type="string">
            <text:p>MONDAY MIND WALK</text:p>
          </table:table-cell>
          <table:table-cell office:value-type="string" calcext:value-type="string">
            <text:p>Birding</text:p>
          </table:table-cell>
          <table:table-cell office:value-type="string" calcext:value-type="string">
            <text:p>B,W,Y</text:p>
          </table:table-cell>
          <table:table-cell office:value-type="string" calcext:value-type="string">
            <text:p>Veterans' Hall</text:p>
          </table:table-cell>
          <table:table-cell office:value-type="string" calcext:value-type="string">
            <text:p>VH</text:p>
          </table:table-cell>
          <table:table-cell table:number-columns-repeated="6"/>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80" calcext:value-type="float">
            <text:p>180</text:p>
          </table:table-cell>
          <table:table-cell office:value-type="string" calcext:value-type="string">
            <text:p>No</text:p>
          </table:table-cell>
          <table:table-cell table:number-columns-repeated="2"/>
          <table:table-cell office:value-type="string" calcext:value-type="string">
            <text:p>The XXXXXXXXXXXXXXXXXXXXXXXXXXXXXXXXXXXXX</text:p>
          </table:table-cell>
          <table:table-cell table:number-columns-repeated="998"/>
        </table:table-row>
        <table:table-row table:style-name="ro1" table:number-rows-repeated="104843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vents.A1:events.Z145">
          <table:sort>
            <table:sort-by table:field-number="1" table:data-type="automatic"/>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number:text>)</number:text>
      <style:map style:condition="value()&gt;=0" style:apply-style-name="N127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time-style style:name="N10156P0" style:volatile="true" number:language="en" number:country="US">
      <number:hours/>
      <number:text>:</number:text>
      <number:minutes number:style="long"/>
      <number:text> </number:text>
      <number:am-pm/>
    </number:time-style>
    <number:text-style style:name="N10156" number:language="en" number:country="US">
      <number:text-content/>
      <style:map style:condition="value()&lt;=1.79769313486232E+308" style:apply-style-name="N10156P0"/>
    </number:text-style>
    <style:style style:name="Default" style:family="table-cell">
      <style:table-cell-properties style:rotation-align="none" style:vertical-align="bottom"/>
      <style:text-properties style:font-name="MS Sans Serif" fo:font-family="'MS Sans Serif'" style:font-name-asian="Noto Sans CJK SC Regular" style:font-family-asian="'Noto Sans CJK SC Regular'" style:font-family-generic-asian="system" style:font-pitch-asian="variable" style:font-name-complex="MS Sans Serif" style:font-family-complex="'MS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08:58:35.155247839">00:00:00</text:time></text:p>
        </style:region-right>
      </style:header>
      <style:header-left style:display="false"/>
      <style:footer>
        <text:p>Page <text:page-number>1</text:page-number> / <text:page-count>99</text:page-count></text:p>
      </style:footer>
      <style:footer-left style:display="false"/>
    </style:master-page>
    <style:master-page style:name="PageStyle_5f_Program_20_DB" style:display-name="PageStyle_Program 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Reel</meta:initial-creator>
    <dc:creator>Dave Klinzman</dc:creator>
    <meta:creation-date>2016-08-31T14:01:14</meta:creation-date>
    <dc:date>2016-09-18T09:04:10.747642097</dc:date>
    <meta:generator>LibreOffice/5.1.4.2$Linux_X86_64 LibreOffice_project/10m0$Build-2</meta:generator>
    <meta:editing-duration>PT33M31S</meta:editing-duration>
    <meta:editing-cycles>15</meta:editing-cycles>
    <meta:document-statistic meta:table-count="1" meta:cell-count="3039"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